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3">
            <text:p>8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1">
            <text:p>16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87">
            <text:p>18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7957">
            <text:p>795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9209">
            <text:p>920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524">
            <text:p>1052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08">
            <text:p>2020-12-0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 - 0.79)">
            <text:p>(0 - 0.7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15">
            <text:p>0.1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4" table:number-columns-repeated="3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8.625">
            <text:p>328.62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8530020703934">
            <text:p>0.0618530021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398406322201">
            <text:p>1.2239840632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5494699526036">
            <text:p>11.549469952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5.25">
            <text:p>185.25</text:p>
          </table:table-cell>
          <table:table-cell office:value-type="float" office:value="424.25">
            <text:p>424.25</text:p>
          </table:table-cell>
          <table:table-cell office:value-type="float" office:value="0.0572381930184805">
            <text:p>0.057238193</text:p>
          </table:table-cell>
          <table:table-cell office:value-type="float" office:value="0.0607377049180328">
            <text:p>0.0607377049</text:p>
          </table:table-cell>
          <table:table-cell office:value-type="float" office:value="0.0824747278382582">
            <text:p>0.0824747278</text:p>
          </table:table-cell>
          <table:table-cell office:value-type="float" office:value="1.20675504861512">
            <text:p>1.2067550486</text:p>
          </table:table-cell>
          <table:table-cell office:value-type="float" office:value="1.21981254205859">
            <text:p>1.2198125421</text:p>
          </table:table-cell>
          <table:table-cell office:value-type="float" office:value="1.30199362566861">
            <text:p>1.3019936257</text:p>
          </table:table-cell>
          <table:table-cell office:value-type="float" office:value="12.4532305251002">
            <text:p>12.4532305251</text:p>
          </table:table-cell>
          <table:table-cell office:value-type="float" office:value="11.7553076728464">
            <text:p>11.7553076728</text:p>
          </table:table-cell>
          <table:table-cell office:value-type="float" office:value="8.74635492691513">
            <text:p>8.746354926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27">
            <text:p>327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34139170205815">
            <text:p>0.05341391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9254068077374">
            <text:p>1.1925406808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3204702559854">
            <text:p>13.3204702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73.625">
            <text:p>273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35431253978358">
            <text:p>0.0435431254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5611710628047">
            <text:p>1.1561171063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6.2627481261441">
            <text:p>16.262748126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916">
            <text:p>6916</text:p>
          </table:table-cell>
          <table:table-cell office:value-type="float" office:value="104">
            <text:p>104</text:p>
          </table:table-cell>
          <table:table-cell office:value-type="float" office:value="298.75">
            <text:p>298.75</text:p>
          </table:table-cell>
          <table:table-cell office:value-type="float" office:value="216.125">
            <text:p>216.125</text:p>
          </table:table-cell>
          <table:table-cell office:value-type="float" office:value="0.0485981308411215">
            <text:p>0.0485981308</text:p>
          </table:table-cell>
          <table:table-cell office:value-type="float" office:value="0.078515111695138">
            <text:p>0.0785151117</text:p>
          </table:table-cell>
          <table:table-cell office:value-type="float" office:value="0.03125">
            <text:p>0.03125</text:p>
          </table:table-cell>
          <table:table-cell office:value-type="float" office:value="1.17472254345358">
            <text:p>1.1747225435</text:p>
          </table:table-cell>
          <table:table-cell office:value-type="float" office:value="1.2868855515514">
            <text:p>1.2868855516</text:p>
          </table:table-cell>
          <table:table-cell office:value-type="float" office:value="1.1112890625">
            <text:p>1.1112890625</text:p>
          </table:table-cell>
          <table:table-cell office:value-type="float" office:value="14.6066688488308">
            <text:p>14.6066688488</text:p>
          </table:table-cell>
          <table:table-cell office:value-type="float" office:value="9.17040894423779">
            <text:p>9.1704089442</text:p>
          </table:table-cell>
          <table:table-cell office:value-type="float" office:value="22.5255059555446">
            <text:p>22.525505955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190">
            <text:p>8190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313.375">
            <text:p>313.37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82631257631258">
            <text:p>0.0382631258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3679051108554">
            <text:p>1.1367905111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8.4596832400027">
            <text:p>18.4596832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90">
            <text:p>4290</text:p>
          </table:table-cell>
          <table:table-cell office:value-type="float" office:value="9152">
            <text:p>9152</text:p>
          </table:table-cell>
          <table:table-cell office:value-type="float" office:value="230.375">
            <text:p>230.375</text:p>
          </table:table-cell>
          <table:table-cell office:value-type="float" office:value="242.25">
            <text:p>242.25</text:p>
          </table:table-cell>
          <table:table-cell office:value-type="float" office:value="416.5">
            <text:p>416.5</text:p>
          </table:table-cell>
          <table:table-cell office:value-type="float" office:value="0.0917828685258964">
            <text:p>0.0917828685</text:p>
          </table:table-cell>
          <table:table-cell office:value-type="float" office:value="0.0564685314685315">
            <text:p>0.0564685315</text:p>
          </table:table-cell>
          <table:table-cell office:value-type="float" office:value="0.0455091783216783">
            <text:p>0.0455091783</text:p>
          </table:table-cell>
          <table:table-cell office:value-type="float" office:value="1.33775126595213">
            <text:p>1.337751266</text:p>
          </table:table-cell>
          <table:table-cell office:value-type="float" office:value="1.20388970243044">
            <text:p>1.2038897024</text:p>
          </table:table-cell>
          <table:table-cell office:value-type="float" office:value="1.16334145133644">
            <text:p>1.1633414513</text:p>
          </table:table-cell>
          <table:table-cell office:value-type="float" office:value="7.89353424316353">
            <text:p>7.8935342432</text:p>
          </table:table-cell>
          <table:table-cell office:value-type="float" office:value="12.6183291650407">
            <text:p>12.618329165</text:p>
          </table:table-cell>
          <table:table-cell office:value-type="float" office:value="15.5749345863968">
            <text:p>15.574934586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85">
            <text:p>4285</text:p>
          </table:table-cell>
          <table:table-cell office:value-type="float" office:value="7637">
            <text:p>7637</text:p>
          </table:table-cell>
          <table:table-cell office:value-type="float" office:value="201">
            <text:p>201</text:p>
          </table:table-cell>
          <table:table-cell office:value-type="float" office:value="258.375">
            <text:p>258.375</text:p>
          </table:table-cell>
          <table:table-cell office:value-type="float" office:value="384.375">
            <text:p>384.375</text:p>
          </table:table-cell>
          <table:table-cell office:value-type="float" office:value="0.0791962174940898">
            <text:p>0.0791962175</text:p>
          </table:table-cell>
          <table:table-cell office:value-type="float" office:value="0.0602975495915986">
            <text:p>0.0602975496</text:p>
          </table:table-cell>
          <table:table-cell office:value-type="float" office:value="0.0503306272096373">
            <text:p>0.0503306272</text:p>
          </table:table-cell>
          <table:table-cell office:value-type="float" office:value="1.28947996132544">
            <text:p>1.2894799613</text:p>
          </table:table-cell>
          <table:table-cell office:value-type="float" office:value="1.21816758076463">
            <text:p>1.2181675808</text:p>
          </table:table-cell>
          <table:table-cell office:value-type="float" office:value="1.18112221242295">
            <text:p>1.1811222124</text:p>
          </table:table-cell>
          <table:table-cell office:value-type="float" office:value="9.09444791716879">
            <text:p>9.0944479172</text:p>
          </table:table-cell>
          <table:table-cell office:value-type="float" office:value="11.8386370860017">
            <text:p>11.838637086</text:p>
          </table:table-cell>
          <table:table-cell office:value-type="float" office:value="14.1156137578021">
            <text:p>14.115613757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644">
            <text:p>7644</text:p>
          </table:table-cell>
          <table:table-cell office:value-type="float" office:value="211.625">
            <text:p>211.625</text:p>
          </table:table-cell>
          <table:table-cell office:value-type="float" office:value="391.125">
            <text:p>391.125</text:p>
          </table:table-cell>
          <table:table-cell office:value-type="float" office:value="257.75">
            <text:p>257.75</text:p>
          </table:table-cell>
          <table:table-cell office:value-type="float" office:value="0.0810202909647779">
            <text:p>0.081020291</text:p>
          </table:table-cell>
          <table:table-cell office:value-type="float" office:value="0.0835201793721973">
            <text:p>0.0835201794</text:p>
          </table:table-cell>
          <table:table-cell office:value-type="float" office:value="0.0337192569335426">
            <text:p>0.0337192569</text:p>
          </table:table-cell>
          <table:table-cell office:value-type="float" office:value="1.29643702197084">
            <text:p>1.296437022</text:p>
          </table:table-cell>
          <table:table-cell office:value-type="float" office:value="1.30599284371292">
            <text:p>1.3059928437</text:p>
          </table:table-cell>
          <table:table-cell office:value-type="float" office:value="1.12024589631217">
            <text:p>1.1202458963</text:p>
          </table:table-cell>
          <table:table-cell office:value-type="float" office:value="8.8973035237314">
            <text:p>8.8973035237</text:p>
          </table:table-cell>
          <table:table-cell office:value-type="float" office:value="8.64109886613087">
            <text:p>8.6410988661</text:p>
          </table:table-cell>
          <table:table-cell office:value-type="float" office:value="20.9010772399251">
            <text:p>20.901077239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77">
            <text:p>5177</text:p>
          </table:table-cell>
          <table:table-cell office:value-type="float" office:value="10297">
            <text:p>10297</text:p>
          </table:table-cell>
          <table:table-cell office:value-type="float" office:value="315.75">
            <text:p>315.75</text:p>
          </table:table-cell>
          <table:table-cell office:value-type="float" office:value="241.875">
            <text:p>241.875</text:p>
          </table:table-cell>
          <table:table-cell office:value-type="float" office:value="296.125">
            <text:p>296.125</text:p>
          </table:table-cell>
          <table:table-cell office:value-type="float" office:value="0.109331717451524">
            <text:p>0.1093317175</text:p>
          </table:table-cell>
          <table:table-cell office:value-type="float" office:value="0.0467210739810701">
            <text:p>0.046721074</text:p>
          </table:table-cell>
          <table:table-cell office:value-type="float" office:value="0.0287583762260853">
            <text:p>0.0287583762</text:p>
          </table:table-cell>
          <table:table-cell office:value-type="float" office:value="1.4060897229845">
            <text:p>1.406089723</text:p>
          </table:table-cell>
          <table:table-cell office:value-type="float" office:value="1.16780216209148">
            <text:p>1.1678021621</text:p>
          </table:table-cell>
          <table:table-cell office:value-type="float" office:value="1.10227532342949">
            <text:p>1.1022753234</text:p>
          </table:table-cell>
          <table:table-cell office:value-type="float" office:value="6.6804358782059">
            <text:p>6.6804358782</text:p>
          </table:table-cell>
          <table:table-cell office:value-type="float" office:value="15.1797932861652">
            <text:p>15.1797932862</text:p>
          </table:table-cell>
          <table:table-cell office:value-type="float" office:value="24.4473808759654">
            <text:p>24.44738087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352">
            <text:p>5352</text:p>
          </table:table-cell>
          <table:table-cell office:value-type="float" office:value="9782">
            <text:p>9782</text:p>
          </table:table-cell>
          <table:table-cell office:value-type="float" office:value="206.5">
            <text:p>206.5</text:p>
          </table:table-cell>
          <table:table-cell office:value-type="float" office:value="129">
            <text:p>129</text:p>
          </table:table-cell>
          <table:table-cell office:value-type="float" office:value="473.875">
            <text:p>473.875</text:p>
          </table:table-cell>
          <table:table-cell office:value-type="float" office:value="0.0689712758851035">
            <text:p>0.0689712759</text:p>
          </table:table-cell>
          <table:table-cell office:value-type="float" office:value="0.0241031390134529">
            <text:p>0.024103139</text:p>
          </table:table-cell>
          <table:table-cell office:value-type="float" office:value="0.0484435698221223">
            <text:p>0.0484435698</text:p>
          </table:table-cell>
          <table:table-cell office:value-type="float" office:value="1.25072325791641">
            <text:p>1.2507232579</text:p>
          </table:table-cell>
          <table:table-cell office:value-type="float" office:value="1.08549967071528">
            <text:p>1.0854996707</text:p>
          </table:table-cell>
          <table:table-cell office:value-type="float" office:value="1.17415218211337">
            <text:p>1.1741521821</text:p>
          </table:table-cell>
          <table:table-cell office:value-type="float" office:value="10.3925162767442">
            <text:p>10.3925162767</text:p>
          </table:table-cell>
          <table:table-cell office:value-type="float" office:value="29.1027460076708">
            <text:p>29.1027460077</text:p>
          </table:table-cell>
          <table:table-cell office:value-type="float" office:value="14.6521834742271">
            <text:p>14.652183474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405">
            <text:p>5405</text:p>
          </table:table-cell>
          <table:table-cell office:value-type="float" office:value="8917">
            <text:p>8917</text:p>
          </table:table-cell>
          <table:table-cell office:value-type="float" office:value="205">
            <text:p>205</text:p>
          </table:table-cell>
          <table:table-cell office:value-type="float" office:value="289.875">
            <text:p>289.875</text:p>
          </table:table-cell>
          <table:table-cell office:value-type="float" office:value="335.5">
            <text:p>335.5</text:p>
          </table:table-cell>
          <table:table-cell office:value-type="float" office:value="0.065958815958816">
            <text:p>0.065958816</text:p>
          </table:table-cell>
          <table:table-cell office:value-type="float" office:value="0.0536308973172988">
            <text:p>0.0536308973</text:p>
          </table:table-cell>
          <table:table-cell office:value-type="float" office:value="0.0376247616911517">
            <text:p>0.0376247617</text:p>
          </table:table-cell>
          <table:table-cell office:value-type="float" office:value="1.23938296404513">
            <text:p>1.239382964</text:p>
          </table:table-cell>
          <table:table-cell office:value-type="float" office:value="1.19334563597878">
            <text:p>1.193345636</text:p>
          </table:table-cell>
          <table:table-cell office:value-type="float" office:value="1.13446128639597">
            <text:p>1.1344612864</text:p>
          </table:table-cell>
          <table:table-cell office:value-type="float" office:value="10.8516717927634">
            <text:p>10.8516717928</text:p>
          </table:table-cell>
          <table:table-cell office:value-type="float" office:value="13.267956310117">
            <text:p>13.2679563101</text:p>
          </table:table-cell>
          <table:table-cell office:value-type="float" office:value="18.7670733466175">
            <text:p>18.767073346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792">
            <text:p>5792</text:p>
          </table:table-cell>
          <table:table-cell office:value-type="float" office:value="10342">
            <text:p>10342</text:p>
          </table:table-cell>
          <table:table-cell office:value-type="float" office:value="172.5">
            <text:p>172.5</text:p>
          </table:table-cell>
          <table:table-cell office:value-type="float" office:value="440">
            <text:p>440</text:p>
          </table:table-cell>
          <table:table-cell office:value-type="float" office:value="598.875">
            <text:p>598.875</text:p>
          </table:table-cell>
          <table:table-cell office:value-type="float" office:value="0.0490056818181818">
            <text:p>0.0490056818</text:p>
          </table:table-cell>
          <table:table-cell office:value-type="float" office:value="0.0759668508287293">
            <text:p>0.0759668508</text:p>
          </table:table-cell>
          <table:table-cell office:value-type="float" office:value="0.0579070779346355">
            <text:p>0.0579070779</text:p>
          </table:table-cell>
          <table:table-cell office:value-type="float" office:value="1.17622693779055">
            <text:p>1.1762269378</text:p>
          </table:table-cell>
          <table:table-cell office:value-type="float" office:value="1.27719506425323">
            <text:p>1.2771950643</text:p>
          </table:table-cell>
          <table:table-cell office:value-type="float" office:value="1.20924710293408">
            <text:p>1.2092471029</text:p>
          </table:table-cell>
          <table:table-cell office:value-type="float" office:value="14.4880309182823">
            <text:p>14.4880309183</text:p>
          </table:table-cell>
          <table:table-cell office:value-type="float" office:value="9.46668206647064">
            <text:p>9.4666820665</text:p>
          </table:table-cell>
          <table:table-cell office:value-type="float" office:value="12.3133128142939">
            <text:p>12.313312814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37">
            <text:p>4137</text:p>
          </table:table-cell>
          <table:table-cell office:value-type="float" office:value="6922">
            <text:p>6922</text:p>
          </table:table-cell>
          <table:table-cell office:value-type="float" office:value="12777">
            <text:p>12777</text:p>
          </table:table-cell>
          <table:table-cell office:value-type="float" office:value="223">
            <text:p>223</text:p>
          </table:table-cell>
          <table:table-cell office:value-type="float" office:value="321">
            <text:p>321</text:p>
          </table:table-cell>
          <table:table-cell office:value-type="float" office:value="590">
            <text:p>590</text:p>
          </table:table-cell>
          <table:table-cell office:value-type="float" office:value="0.0539037950205463">
            <text:p>0.053903795</text:p>
          </table:table-cell>
          <table:table-cell office:value-type="float" office:value="0.0463738803813927">
            <text:p>0.0463738804</text:p>
          </table:table-cell>
          <table:table-cell office:value-type="float" office:value="0.0461767238005792">
            <text:p>0.0461767238</text:p>
          </table:table-cell>
          <table:table-cell office:value-type="float" office:value="1.19435829604244">
            <text:p>1.194358296</text:p>
          </table:table-cell>
          <table:table-cell office:value-type="float" office:value="1.16652363342686">
            <text:p>1.1665236334</text:p>
          </table:table-cell>
          <table:table-cell office:value-type="float" office:value="1.1657978213511">
            <text:p>1.1657978214</text:p>
          </table:table-cell>
          <table:table-cell office:value-type="float" office:value="13.2025092416458">
            <text:p>13.2025092416</text:p>
          </table:table-cell>
          <table:table-cell office:value-type="float" office:value="15.2908860644981">
            <text:p>15.2908860645</text:p>
          </table:table-cell>
          <table:table-cell office:value-type="float" office:value="15.3547145063213">
            <text:p>15.354714506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3946">
            <text:p>3946</text:p>
          </table:table-cell>
          <table:table-cell office:value-type="float" office:value="5947">
            <text:p>5947</text:p>
          </table:table-cell>
          <table:table-cell office:value-type="float" office:value="10858">
            <text:p>10858</text:p>
          </table:table-cell>
          <table:table-cell office:value-type="float" office:value="197.25">
            <text:p>197.25</text:p>
          </table:table-cell>
          <table:table-cell office:value-type="float" office:value="477.75">
            <text:p>477.75</text:p>
          </table:table-cell>
          <table:table-cell office:value-type="float" office:value="523.125">
            <text:p>523.125</text:p>
          </table:table-cell>
          <table:table-cell office:value-type="float" office:value="0.0499873289406994">
            <text:p>0.0499873289</text:p>
          </table:table-cell>
          <table:table-cell office:value-type="float" office:value="0.0803346224987389">
            <text:p>0.0803346225</text:p>
          </table:table-cell>
          <table:table-cell office:value-type="float" office:value="0.048178762202984">
            <text:p>0.0481787622</text:p>
          </table:table-cell>
          <table:table-cell office:value-type="float" office:value="1.17985316807951">
            <text:p>1.1798531681</text:p>
          </table:table-cell>
          <table:table-cell office:value-type="float" office:value="1.29382033582674">
            <text:p>1.2938203358</text:p>
          </table:table-cell>
          <table:table-cell office:value-type="float" office:value="1.17317520624017">
            <text:p>1.1731752062</text:p>
          </table:table-cell>
          <table:table-cell office:value-type="float" office:value="14.2102138340154">
            <text:p>14.210213834</text:p>
          </table:table-cell>
          <table:table-cell office:value-type="float" office:value="8.97036037245343">
            <text:p>8.9703603725</text:p>
          </table:table-cell>
          <table:table-cell office:value-type="float" office:value="14.7308418039417">
            <text:p>14.730841803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916">
            <text:p>3916</text:p>
          </table:table-cell>
          <table:table-cell office:value-type="float" office:value="6581">
            <text:p>6581</text:p>
          </table:table-cell>
          <table:table-cell office:value-type="float" office:value="11585">
            <text:p>11585</text:p>
          </table:table-cell>
          <table:table-cell office:value-type="float" office:value="183.5">
            <text:p>183.5</text:p>
          </table:table-cell>
          <table:table-cell office:value-type="float" office:value="588">
            <text:p>588</text:p>
          </table:table-cell>
          <table:table-cell office:value-type="float" office:value="852.25">
            <text:p>852.25</text:p>
          </table:table-cell>
          <table:table-cell office:value-type="float" office:value="0.0468590398365679">
            <text:p>0.0468590398</text:p>
          </table:table-cell>
          <table:table-cell office:value-type="float" office:value="0.0893481233855037">
            <text:p>0.0893481234</text:p>
          </table:table-cell>
          <table:table-cell office:value-type="float" office:value="0.0735649546827795">
            <text:p>0.0735649547</text:p>
          </table:table-cell>
          <table:table-cell office:value-type="float" office:value="1.16831034787222">
            <text:p>1.1683103479</text:p>
          </table:table-cell>
          <table:table-cell office:value-type="float" office:value="1.32836528266819">
            <text:p>1.3283652827</text:p>
          </table:table-cell>
          <table:table-cell office:value-type="float" office:value="1.26808447440239">
            <text:p>1.2680844744</text:p>
          </table:table-cell>
          <table:table-cell office:value-type="float" office:value="15.1361048445114">
            <text:p>15.1361048445</text:p>
          </table:table-cell>
          <table:table-cell office:value-type="float" office:value="8.09945677209434">
            <text:p>8.0994567721</text:p>
          </table:table-cell>
          <table:table-cell office:value-type="float" office:value="9.76472078429906">
            <text:p>9.764720784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276">
            <text:p>4276</text:p>
          </table:table-cell>
          <table:table-cell office:value-type="float" office:value="7310">
            <text:p>7310</text:p>
          </table:table-cell>
          <table:table-cell office:value-type="float" office:value="15922">
            <text:p>15922</text:p>
          </table:table-cell>
          <table:table-cell office:value-type="float" office:value="201.25">
            <text:p>201.25</text:p>
          </table:table-cell>
          <table:table-cell office:value-type="float" office:value="619.875">
            <text:p>619.875</text:p>
          </table:table-cell>
          <table:table-cell office:value-type="float" office:value="880.875">
            <text:p>880.875</text:p>
          </table:table-cell>
          <table:table-cell office:value-type="float" office:value="0.0470650140318054">
            <text:p>0.047065014</text:p>
          </table:table-cell>
          <table:table-cell office:value-type="float" office:value="0.0847982216142271">
            <text:p>0.0847982216</text:p>
          </table:table-cell>
          <table:table-cell office:value-type="float" office:value="0.0553243939203618">
            <text:p>0.0553243939</text:p>
          </table:table-cell>
          <table:table-cell office:value-type="float" office:value="1.16906917558111">
            <text:p>1.1690691756</text:p>
          </table:table-cell>
          <table:table-cell office:value-type="float" office:value="1.31088762289211">
            <text:p>1.3108876229</text:p>
          </table:table-cell>
          <table:table-cell office:value-type="float" office:value="1.19963452430407">
            <text:p>1.1996345243</text:p>
          </table:table-cell>
          <table:table-cell office:value-type="float" office:value="15.0713573571243">
            <text:p>15.0713573571</text:p>
          </table:table-cell>
          <table:table-cell office:value-type="float" office:value="8.51594946161917">
            <text:p>8.5159494616</text:p>
          </table:table-cell>
          <table:table-cell office:value-type="float" office:value="12.8722437169795">
            <text:p>12.87224371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604">
            <text:p>4604</text:p>
          </table:table-cell>
          <table:table-cell office:value-type="float" office:value="7780">
            <text:p>7780</text:p>
          </table:table-cell>
          <table:table-cell office:value-type="float" office:value="14187">
            <text:p>14187</text:p>
          </table:table-cell>
          <table:table-cell office:value-type="float" office:value="80.875">
            <text:p>80.875</text:p>
          </table:table-cell>
          <table:table-cell office:value-type="float" office:value="348.75">
            <text:p>348.75</text:p>
          </table:table-cell>
          <table:table-cell office:value-type="float" office:value="550.875">
            <text:p>550.875</text:p>
          </table:table-cell>
          <table:table-cell office:value-type="float" office:value="0.0175662467419635">
            <text:p>0.0175662467</text:p>
          </table:table-cell>
          <table:table-cell office:value-type="float" office:value="0.0448264781491003">
            <text:p>0.0448264781</text:p>
          </table:table-cell>
          <table:table-cell office:value-type="float" office:value="0.0388295622753225">
            <text:p>0.0388295623</text:p>
          </table:table-cell>
          <table:table-cell office:value-type="float" office:value="1.06208666672509">
            <text:p>1.0620866667</text:p>
          </table:table-cell>
          <table:table-cell office:value-type="float" office:value="1.16083112328262">
            <text:p>1.1608311233</text:p>
          </table:table-cell>
          <table:table-cell office:value-type="float" office:value="1.13885862838036">
            <text:p>1.1388586284</text:p>
          </table:table-cell>
          <table:table-cell office:value-type="float" office:value="0">
            <text:p>0</text:p>
          </table:table-cell>
          <table:table-cell office:value-type="float" office:value="15.8069369916775">
            <text:p>15.8069369917</text:p>
          </table:table-cell>
          <table:table-cell office:value-type="float" office:value="18.195390319979">
            <text:p>18.1953903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4520">
            <text:p>4520</text:p>
          </table:table-cell>
          <table:table-cell office:value-type="float" office:value="7607">
            <text:p>7607</text:p>
          </table:table-cell>
          <table:table-cell office:value-type="float" office:value="14552">
            <text:p>14552</text:p>
          </table:table-cell>
          <table:table-cell office:value-type="float" office:value="201.75">
            <text:p>201.75</text:p>
          </table:table-cell>
          <table:table-cell office:value-type="float" office:value="320">
            <text:p>320</text:p>
          </table:table-cell>
          <table:table-cell office:value-type="float" office:value="829.75">
            <text:p>829.75</text:p>
          </table:table-cell>
          <table:table-cell office:value-type="float" office:value="0.0446349557522124">
            <text:p>0.0446349558</text:p>
          </table:table-cell>
          <table:table-cell office:value-type="float" office:value="0.0420665176810832">
            <text:p>0.0420665177</text:p>
          </table:table-cell>
          <table:table-cell office:value-type="float" office:value="0.0570196536558549">
            <text:p>0.0570196537</text:p>
          </table:table-cell>
          <table:table-cell office:value-type="float" office:value="1.16012721251175">
            <text:p>1.1601272125</text:p>
          </table:table-cell>
          <table:table-cell office:value-type="float" office:value="1.15070121202702">
            <text:p>1.150701212</text:p>
          </table:table-cell>
          <table:table-cell office:value-type="float" office:value="1.20594121996544">
            <text:p>1.20594122</text:p>
          </table:table-cell>
          <table:table-cell office:value-type="float" office:value="15.8732967202925">
            <text:p>15.8732967203</text:p>
          </table:table-cell>
          <table:table-cell office:value-type="float" office:value="16.8216016514442">
            <text:p>16.8216016514</text:p>
          </table:table-cell>
          <table:table-cell office:value-type="float" office:value="12.4996559990155">
            <text:p>12.49965599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882">
            <text:p>4882</text:p>
          </table:table-cell>
          <table:table-cell office:value-type="float" office:value="8500">
            <text:p>8500</text:p>
          </table:table-cell>
          <table:table-cell office:value-type="float" office:value="15878">
            <text:p>15878</text:p>
          </table:table-cell>
          <table:table-cell office:value-type="float" office:value="264.875">
            <text:p>264.875</text:p>
          </table:table-cell>
          <table:table-cell office:value-type="float" office:value="485.625">
            <text:p>485.625</text:p>
          </table:table-cell>
          <table:table-cell office:value-type="float" office:value="895.75">
            <text:p>895.75</text:p>
          </table:table-cell>
          <table:table-cell office:value-type="float" office:value="0.0542554281032364">
            <text:p>0.0542554281</text:p>
          </table:table-cell>
          <table:table-cell office:value-type="float" office:value="0.0571323529411765">
            <text:p>0.0571323529</text:p>
          </table:table-cell>
          <table:table-cell office:value-type="float" office:value="0.0564145358357476">
            <text:p>0.0564145358</text:p>
          </table:table-cell>
          <table:table-cell office:value-type="float" office:value="1.19566355525951">
            <text:p>1.1956635553</text:p>
          </table:table-cell>
          <table:table-cell office:value-type="float" office:value="1.2063608825692">
            <text:p>1.2063608826</text:p>
          </table:table-cell>
          <table:table-cell office:value-type="float" office:value="1.2036887711381">
            <text:p>1.2036887711</text:p>
          </table:table-cell>
          <table:table-cell office:value-type="float" office:value="13.1191501371848">
            <text:p>13.1191501372</text:p>
          </table:table-cell>
          <table:table-cell office:value-type="float" office:value="12.4756703519434">
            <text:p>12.4756703519</text:p>
          </table:table-cell>
          <table:table-cell office:value-type="float" office:value="12.6300807294697">
            <text:p>12.630080729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562">
            <text:p>5562</text:p>
          </table:table-cell>
          <table:table-cell office:value-type="float" office:value="9621">
            <text:p>9621</text:p>
          </table:table-cell>
          <table:table-cell office:value-type="float" office:value="17892">
            <text:p>17892</text:p>
          </table:table-cell>
          <table:table-cell office:value-type="float" office:value="329.625">
            <text:p>329.625</text:p>
          </table:table-cell>
          <table:table-cell office:value-type="float" office:value="592">
            <text:p>592</text:p>
          </table:table-cell>
          <table:table-cell office:value-type="float" office:value="607.25">
            <text:p>607.25</text:p>
          </table:table-cell>
          <table:table-cell office:value-type="float" office:value="0.0592637540453074">
            <text:p>0.059263754</text:p>
          </table:table-cell>
          <table:table-cell office:value-type="float" office:value="0.0615320652738801">
            <text:p>0.0615320653</text:p>
          </table:table-cell>
          <table:table-cell office:value-type="float" office:value="0.0339397496087637">
            <text:p>0.0339397496</text:p>
          </table:table-cell>
          <table:table-cell office:value-type="float" office:value="1.21430703654392">
            <text:p>1.2143070365</text:p>
          </table:table-cell>
          <table:table-cell office:value-type="float" office:value="1.22278317077004">
            <text:p>1.2227831708</text:p>
          </table:table-cell>
          <table:table-cell office:value-type="float" office:value="1.12104686057354">
            <text:p>1.1210468606</text:p>
          </table:table-cell>
          <table:table-cell office:value-type="float" office:value="12.0392197020352">
            <text:p>12.039219702</text:p>
          </table:table-cell>
          <table:table-cell office:value-type="float" office:value="11.6079371658446">
            <text:p>11.6079371658</text:p>
          </table:table-cell>
          <table:table-cell office:value-type="float" office:value="20.7675182712164">
            <text:p>20.767518271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610">
            <text:p>5610</text:p>
          </table:table-cell>
          <table:table-cell office:value-type="float" office:value="9792">
            <text:p>9792</text:p>
          </table:table-cell>
          <table:table-cell office:value-type="float" office:value="17392">
            <text:p>17392</text:p>
          </table:table-cell>
          <table:table-cell office:value-type="float" office:value="408">
            <text:p>408</text:p>
          </table:table-cell>
          <table:table-cell office:value-type="float" office:value="608.25">
            <text:p>608.25</text:p>
          </table:table-cell>
          <table:table-cell office:value-type="float" office:value="387.875">
            <text:p>387.875</text:p>
          </table:table-cell>
          <table:table-cell office:value-type="float" office:value="0.0727272727272727">
            <text:p>0.0727272727</text:p>
          </table:table-cell>
          <table:table-cell office:value-type="float" office:value="0.0621170343137255">
            <text:p>0.0621170343</text:p>
          </table:table-cell>
          <table:table-cell office:value-type="float" office:value="0.0223019204231831">
            <text:p>0.0223019204</text:p>
          </table:table-cell>
          <table:table-cell office:value-type="float" office:value="1.26491239669421">
            <text:p>1.2649123967</text:p>
          </table:table-cell>
          <table:table-cell office:value-type="float" office:value="1.22497233096383">
            <text:p>1.224972331</text:p>
          </table:table-cell>
          <table:table-cell office:value-type="float" office:value="1.07903157776408">
            <text:p>1.0790315778</text:p>
          </table:table-cell>
          <table:table-cell office:value-type="float" office:value="9.87329249904992">
            <text:p>9.873292499</text:p>
          </table:table-cell>
          <table:table-cell office:value-type="float" office:value="11.5018222656842">
            <text:p>11.5018222657</text:p>
          </table:table-cell>
          <table:table-cell office:value-type="float" office:value="31.4254562053662">
            <text:p>31.425456205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784">
            <text:p>5784</text:p>
          </table:table-cell>
          <table:table-cell office:value-type="float" office:value="9903">
            <text:p>9903</text:p>
          </table:table-cell>
          <table:table-cell office:value-type="float" office:value="16324">
            <text:p>16324</text:p>
          </table:table-cell>
          <table:table-cell office:value-type="float" office:value="476.5">
            <text:p>476.5</text:p>
          </table:table-cell>
          <table:table-cell office:value-type="float" office:value="803.125">
            <text:p>803.125</text:p>
          </table:table-cell>
          <table:table-cell office:value-type="float" office:value="215.125">
            <text:p>215.125</text:p>
          </table:table-cell>
          <table:table-cell office:value-type="float" office:value="0.0823824343015214">
            <text:p>0.0823824343</text:p>
          </table:table-cell>
          <table:table-cell office:value-type="float" office:value="0.0810991618701404">
            <text:p>0.0810991619</text:p>
          </table:table-cell>
          <table:table-cell office:value-type="float" office:value="0.013178448909581">
            <text:p>0.0131784489</text:p>
          </table:table-cell>
          <table:table-cell office:value-type="float" office:value="1.30164077639896">
            <text:p>1.3016407764</text:p>
          </table:table-cell>
          <table:table-cell office:value-type="float" office:value="1.29673813169533">
            <text:p>1.2967381317</text:p>
          </table:table-cell>
          <table:table-cell office:value-type="float" office:value="1.04646496735423">
            <text:p>1.0464649674</text:p>
          </table:table-cell>
          <table:table-cell office:value-type="float" office:value="8.75577530387829">
            <text:p>8.7557753039</text:p>
          </table:table-cell>
          <table:table-cell office:value-type="float" office:value="8.88897914232873">
            <text:p>8.8889791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410">
            <text:p>6410</text:p>
          </table:table-cell>
          <table:table-cell office:value-type="float" office:value="11039">
            <text:p>11039</text:p>
          </table:table-cell>
          <table:table-cell office:value-type="float" office:value="17488">
            <text:p>17488</text:p>
          </table:table-cell>
          <table:table-cell office:value-type="float" office:value="511.25">
            <text:p>511.25</text:p>
          </table:table-cell>
          <table:table-cell office:value-type="float" office:value="828.25">
            <text:p>828.25</text:p>
          </table:table-cell>
          <table:table-cell office:value-type="float" office:value="444.5">
            <text:p>444.5</text:p>
          </table:table-cell>
          <table:table-cell office:value-type="float" office:value="0.0797581903276131">
            <text:p>0.0797581903</text:p>
          </table:table-cell>
          <table:table-cell office:value-type="float" office:value="0.0750294410725609">
            <text:p>0.0750294411</text:p>
          </table:table-cell>
          <table:table-cell office:value-type="float" office:value="0.025417429094236">
            <text:p>0.0254174291</text:p>
          </table:table-cell>
          <table:table-cell office:value-type="float" office:value="1.29162194923834">
            <text:p>1.2916219492</text:p>
          </table:table-cell>
          <table:table-cell office:value-type="float" office:value="1.27363670112818">
            <text:p>1.2736367011</text:p>
          </table:table-cell>
          <table:table-cell office:value-type="float" office:value="1.09022725140528">
            <text:p>1.0902272514</text:p>
          </table:table-cell>
          <table:table-cell office:value-type="float" office:value="9.03274968641001">
            <text:p>9.0327496864</text:p>
          </table:table-cell>
          <table:table-cell office:value-type="float" office:value="9.58073088821656">
            <text:p>9.5807308882</text:p>
          </table:table-cell>
          <table:table-cell office:value-type="float" office:value="27.6156702278649">
            <text:p>27.615670227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136">
            <text:p>136</text:p>
          </table:table-cell>
          <table:table-cell table:number-columns-repeated="2" office:value-type="float" office:value="70">
            <text:p>70</text:p>
          </table:table-cell>
          <table:table-cell office:value-type="float" office:value="7020">
            <text:p>7020</text:p>
          </table:table-cell>
          <table:table-cell office:value-type="float" office:value="11826">
            <text:p>11826</text:p>
          </table:table-cell>
          <table:table-cell office:value-type="float" office:value="17442">
            <text:p>17442</text:p>
          </table:table-cell>
          <table:table-cell office:value-type="float" office:value="527.5">
            <text:p>527.5</text:p>
          </table:table-cell>
          <table:table-cell office:value-type="float" office:value="799.5">
            <text:p>799.5</text:p>
          </table:table-cell>
          <table:table-cell office:value-type="float" office:value="579">
            <text:p>579</text:p>
          </table:table-cell>
          <table:table-cell office:value-type="float" office:value="0.0751424501424501">
            <text:p>0.0751424501</text:p>
          </table:table-cell>
          <table:table-cell office:value-type="float" office:value="0.0676052765093861">
            <text:p>0.0676052765</text:p>
          </table:table-cell>
          <table:table-cell office:value-type="float" office:value="0.0331957344341245">
            <text:p>0.0331957344</text:p>
          </table:table-cell>
          <table:table-cell office:value-type="float" office:value="1.27406549561286">
            <text:p>1.2740654956</text:p>
          </table:table-cell>
          <table:table-cell office:value-type="float" office:value="1.2455765956702">
            <text:p>1.2455765957</text:p>
          </table:table-cell>
          <table:table-cell office:value-type="float" office:value="1.11834490581729">
            <text:p>1.1183449058</text:p>
          </table:table-cell>
          <table:table-cell office:value-type="float" office:value="9.5668309970789">
            <text:p>9.5668309971</text:p>
          </table:table-cell>
          <table:table-cell office:value-type="float" office:value="10.5956513950118">
            <text:p>10.595651395</text:p>
          </table:table-cell>
          <table:table-cell office:value-type="float" office:value="21.2252971863661">
            <text:p>21.225297186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332">
            <text:p>7332</text:p>
          </table:table-cell>
          <table:table-cell office:value-type="float" office:value="11868">
            <text:p>11868</text:p>
          </table:table-cell>
          <table:table-cell office:value-type="float" office:value="17434">
            <text:p>17434</text:p>
          </table:table-cell>
          <table:table-cell office:value-type="float" office:value="492.625">
            <text:p>492.625</text:p>
          </table:table-cell>
          <table:table-cell office:value-type="float" office:value="192.5">
            <text:p>192.5</text:p>
          </table:table-cell>
          <table:table-cell office:value-type="float" office:value="483.125">
            <text:p>483.125</text:p>
          </table:table-cell>
          <table:table-cell office:value-type="float" office:value="0.0671883524277141">
            <text:p>0.0671883524</text:p>
          </table:table-cell>
          <table:table-cell office:value-type="float" office:value="0.0162200876306033">
            <text:p>0.0162200876</text:p>
          </table:table-cell>
          <table:table-cell office:value-type="float" office:value="0.0277116553860273">
            <text:p>0.0277116554</text:p>
          </table:table-cell>
          <table:table-cell office:value-type="float" office:value="1.24400721191282">
            <text:p>1.2440072119</text:p>
          </table:table-cell>
          <table:table-cell office:value-type="float" office:value="1.05728596554289">
            <text:p>1.0572859655</text:p>
          </table:table-cell>
          <table:table-cell office:value-type="float" office:value="1.09849594810579">
            <text:p>1.0984959481</text:p>
          </table:table-cell>
          <table:table-cell office:value-type="float" office:value="10.6592960311378">
            <text:p>10.6592960311</text:p>
          </table:table-cell>
          <table:table-cell office:value-type="float" office:value="0">
            <text:p>0</text:p>
          </table:table-cell>
          <table:table-cell office:value-type="float" office:value="25.3578339146849">
            <text:p>25.357833914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7939">
            <text:p>7939</text:p>
          </table:table-cell>
          <table:table-cell office:value-type="float" office:value="11690">
            <text:p>11690</text:p>
          </table:table-cell>
          <table:table-cell office:value-type="float" office:value="17240">
            <text:p>17240</text:p>
          </table:table-cell>
          <table:table-cell office:value-type="float" office:value="395.5">
            <text:p>395.5</text:p>
          </table:table-cell>
          <table:table-cell office:value-type="float" office:value="163.375">
            <text:p>163.375</text:p>
          </table:table-cell>
          <table:table-cell office:value-type="float" office:value="304.625">
            <text:p>304.625</text:p>
          </table:table-cell>
          <table:table-cell office:value-type="float" office:value="0.0498173573497922">
            <text:p>0.0498173573</text:p>
          </table:table-cell>
          <table:table-cell office:value-type="float" office:value="0.013975620188195">
            <text:p>0.0139756202</text:p>
          </table:table-cell>
          <table:table-cell office:value-type="float" office:value="0.0176696635730858">
            <text:p>0.0176696636</text:p>
          </table:table-cell>
          <table:table-cell office:value-type="float" office:value="1.17922501814717">
            <text:p>1.1792250181</text:p>
          </table:table-cell>
          <table:table-cell office:value-type="float" office:value="1.04929749385959">
            <text:p>1.0492974939</text:p>
          </table:table-cell>
          <table:table-cell office:value-type="float" office:value="1.06245576784694">
            <text:p>1.0624557678</text:p>
          </table:table-cell>
          <table:table-cell office:value-type="float" office:value="14.2575340813446">
            <text:p>14.25753408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9014">
            <text:p>9014</text:p>
          </table:table-cell>
          <table:table-cell office:value-type="float" office:value="12312">
            <text:p>12312</text:p>
          </table:table-cell>
          <table:table-cell office:value-type="float" office:value="19198">
            <text:p>19198</text:p>
          </table:table-cell>
          <table:table-cell office:value-type="float" office:value="350.375">
            <text:p>350.375</text:p>
          </table:table-cell>
          <table:table-cell office:value-type="float" office:value="290.25">
            <text:p>290.25</text:p>
          </table:table-cell>
          <table:table-cell office:value-type="float" office:value="280.875">
            <text:p>280.875</text:p>
          </table:table-cell>
          <table:table-cell office:value-type="float" office:value="0.0388700909696028">
            <text:p>0.038870091</text:p>
          </table:table-cell>
          <table:table-cell office:value-type="float" office:value="0.0235745614035088">
            <text:p>0.0235745614</text:p>
          </table:table-cell>
          <table:table-cell office:value-type="float" office:value="0.0146304302531514">
            <text:p>0.0146304303</text:p>
          </table:table-cell>
          <table:table-cell office:value-type="float" office:value="1.1390066509787">
            <text:p>1.139006651</text:p>
          </table:table-cell>
          <table:table-cell office:value-type="float" office:value="1.0836002544052">
            <text:p>1.0836002544</text:p>
          </table:table-cell>
          <table:table-cell office:value-type="float" office:value="1.05162604288524">
            <text:p>1.0516260429</text:p>
          </table:table-cell>
          <table:table-cell office:value-type="float" office:value="18.1767753390595">
            <text:p>18.1767753391</text:p>
          </table:table-cell>
          <table:table-cell office:value-type="float" office:value="29.7475639027265">
            <text:p>29.74756390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430">
            <text:p>9430</text:p>
          </table:table-cell>
          <table:table-cell office:value-type="float" office:value="12566">
            <text:p>12566</text:p>
          </table:table-cell>
          <table:table-cell office:value-type="float" office:value="19242">
            <text:p>19242</text:p>
          </table:table-cell>
          <table:table-cell office:value-type="float" office:value="81.25">
            <text:p>81.25</text:p>
          </table:table-cell>
          <table:table-cell office:value-type="float" office:value="389.375">
            <text:p>389.375</text:p>
          </table:table-cell>
          <table:table-cell office:value-type="float" office:value="94.125">
            <text:p>94.125</text:p>
          </table:table-cell>
          <table:table-cell office:value-type="float" office:value="0.00861611876988335">
            <text:p>0.0086161188</text:p>
          </table:table-cell>
          <table:table-cell office:value-type="float" office:value="0.0309863918510266">
            <text:p>0.0309863919</text:p>
          </table:table-cell>
          <table:table-cell office:value-type="float" office:value="0.00489164328032429">
            <text:p>0.0048916433</text:p>
          </table:table-cell>
          <table:table-cell office:value-type="float" office:value="1.0303019211998">
            <text:p>1.0303019212</text:p>
          </table:table-cell>
          <table:table-cell office:value-type="float" office:value="1.11033427817929">
            <text:p>1.1103342782</text:p>
          </table:table-cell>
          <table:table-cell office:value-type="float" office:value="1.01716765070214">
            <text:p>1.0171676507</text:p>
          </table:table-cell>
          <table:table-cell office:value-type="float" office:value="0">
            <text:p>0</text:p>
          </table:table-cell>
          <table:table-cell office:value-type="float" office:value="22.7142169688372">
            <text:p>22.71421696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9018">
            <text:p>9018</text:p>
          </table:table-cell>
          <table:table-cell office:value-type="float" office:value="12482">
            <text:p>12482</text:p>
          </table:table-cell>
          <table:table-cell office:value-type="float" office:value="19539">
            <text:p>19539</text:p>
          </table:table-cell>
          <table:table-cell office:value-type="float" office:value="85.125">
            <text:p>85.125</text:p>
          </table:table-cell>
          <table:table-cell office:value-type="float" office:value="193.25">
            <text:p>193.25</text:p>
          </table:table-cell>
          <table:table-cell office:value-type="float" office:value="200.125">
            <text:p>200.125</text:p>
          </table:table-cell>
          <table:table-cell office:value-type="float" office:value="0.00943945442448436">
            <text:p>0.0094394544</text:p>
          </table:table-cell>
          <table:table-cell office:value-type="float" office:value="0.0154822945040859">
            <text:p>0.0154822945</text:p>
          </table:table-cell>
          <table:table-cell office:value-type="float" office:value="0.0102423358411382">
            <text:p>0.0102423358</text:p>
          </table:table-cell>
          <table:table-cell office:value-type="float" office:value="1.03321273295337">
            <text:p>1.033212733</text:p>
          </table:table-cell>
          <table:table-cell office:value-type="float" office:value="1.0546578455928">
            <text:p>1.0546578456</text:p>
          </table:table-cell>
          <table:table-cell office:value-type="float" office:value="1.03605379011321">
            <text:p>1.03605379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8836">
            <text:p>8836</text:p>
          </table:table-cell>
          <table:table-cell office:value-type="float" office:value="12192">
            <text:p>12192</text:p>
          </table:table-cell>
          <table:table-cell office:value-type="float" office:value="19503">
            <text:p>19503</text:p>
          </table:table-cell>
          <table:table-cell office:value-type="float" office:value="142.25">
            <text:p>142.25</text:p>
          </table:table-cell>
          <table:table-cell office:value-type="float" office:value="216.875">
            <text:p>216.875</text:p>
          </table:table-cell>
          <table:table-cell office:value-type="float" office:value="296.375">
            <text:p>296.375</text:p>
          </table:table-cell>
          <table:table-cell office:value-type="float" office:value="0.0160989135355364">
            <text:p>0.0160989135</text:p>
          </table:table-cell>
          <table:table-cell office:value-type="float" office:value="0.0177883038057743">
            <text:p>0.0177883038</text:p>
          </table:table-cell>
          <table:table-cell office:value-type="float" office:value="0.0151963800440958">
            <text:p>0.01519638</text:p>
          </table:table-cell>
          <table:table-cell office:value-type="float" office:value="1.05685418040775">
            <text:p>1.0568541804</text:p>
          </table:table-cell>
          <table:table-cell office:value-type="float" office:value="1.06287925387469">
            <text:p>1.0628792539</text:p>
          </table:table-cell>
          <table:table-cell office:value-type="float" office:value="1.05363995288857">
            <text:p>1.05363995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306">
            <text:p>9306</text:p>
          </table:table-cell>
          <table:table-cell office:value-type="float" office:value="13638">
            <text:p>13638</text:p>
          </table:table-cell>
          <table:table-cell office:value-type="float" office:value="19188">
            <text:p>19188</text:p>
          </table:table-cell>
          <table:table-cell office:value-type="float" office:value="188.25">
            <text:p>188.25</text:p>
          </table:table-cell>
          <table:table-cell office:value-type="float" office:value="149.25">
            <text:p>149.25</text:p>
          </table:table-cell>
          <table:table-cell office:value-type="float" office:value="87.125">
            <text:p>87.125</text:p>
          </table:table-cell>
          <table:table-cell office:value-type="float" office:value="0.0202288845905867">
            <text:p>0.0202288846</text:p>
          </table:table-cell>
          <table:table-cell office:value-type="float" office:value="0.0109436867575891">
            <text:p>0.0109436868</text:p>
          </table:table-cell>
          <table:table-cell office:value-type="float" office:value="0.00454059829059829">
            <text:p>0.0045405983</text:p>
          </table:table-cell>
          <table:table-cell office:value-type="float" office:value="1.07160314329974">
            <text:p>1.0716031433</text:p>
          </table:table-cell>
          <table:table-cell office:value-type="float" office:value="1.03853764164006">
            <text:p>1.0385376416</text:p>
          </table:table-cell>
          <table:table-cell office:value-type="float" office:value="1.01593250340145">
            <text:p>1.0159325034</text:p>
          </table:table-cell>
          <table:table-cell office:value-type="float" office:value="34.6106367788099">
            <text:p>34.61063677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346">
            <text:p>9346</text:p>
          </table:table-cell>
          <table:table-cell office:value-type="float" office:value="13472">
            <text:p>13472</text:p>
          </table:table-cell>
          <table:table-cell office:value-type="float" office:value="18965">
            <text:p>18965</text:p>
          </table:table-cell>
          <table:table-cell office:value-type="float" office:value="105">
            <text:p>105</text:p>
          </table:table-cell>
          <table:table-cell office:value-type="float" office:value="112.5">
            <text:p>112.5</text:p>
          </table:table-cell>
          <table:table-cell office:value-type="float" office:value="273.125">
            <text:p>273.125</text:p>
          </table:table-cell>
          <table:table-cell office:value-type="float" office:value="0.0112347528354376">
            <text:p>0.0112347528</text:p>
          </table:table-cell>
          <table:table-cell office:value-type="float" office:value="0.00835065320665083">
            <text:p>0.0083506532</text:p>
          </table:table-cell>
          <table:table-cell office:value-type="float" office:value="0.0144015291326127">
            <text:p>0.0144015291</text:p>
          </table:table-cell>
          <table:table-cell office:value-type="float" office:value="1.03956902547973">
            <text:p>1.0395690255</text:p>
          </table:table-cell>
          <table:table-cell office:value-type="float" office:value="1.02936396370487">
            <text:p>1.0293639637</text:p>
          </table:table-cell>
          <table:table-cell office:value-type="float" office:value="1.05081186388521">
            <text:p>1.05081186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8880">
            <text:p>8880</text:p>
          </table:table-cell>
          <table:table-cell office:value-type="float" office:value="13154">
            <text:p>13154</text:p>
          </table:table-cell>
          <table:table-cell office:value-type="float" office:value="18591">
            <text:p>18591</text:p>
          </table:table-cell>
          <table:table-cell office:value-type="float" office:value="38.25">
            <text:p>38.25</text:p>
          </table:table-cell>
          <table:table-cell office:value-type="float" office:value="169.25">
            <text:p>169.25</text:p>
          </table:table-cell>
          <table:table-cell office:value-type="float" office:value="224.375">
            <text:p>224.375</text:p>
          </table:table-cell>
          <table:table-cell office:value-type="float" office:value="0.00430743243243243">
            <text:p>0.0043074324</text:p>
          </table:table-cell>
          <table:table-cell office:value-type="float" office:value="0.0128668085753383">
            <text:p>0.0128668086</text:p>
          </table:table-cell>
          <table:table-cell office:value-type="float" office:value="0.0120690118874724">
            <text:p>0.0120690119</text:p>
          </table:table-cell>
          <table:table-cell office:value-type="float" office:value="1.01511237930287">
            <text:p>1.0151123793</text:p>
          </table:table-cell>
          <table:table-cell office:value-type="float" office:value="1.045358317349">
            <text:p>1.0453583173</text:p>
          </table:table-cell>
          <table:table-cell office:value-type="float" office:value="1.04252703726012">
            <text:p>1.0425270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1">
            <text:p>121</text:p>
          </table:table-cell>
          <table:table-cell office:value-type="float" office:value="9133">
            <text:p>9133</text:p>
          </table:table-cell>
          <table:table-cell office:value-type="float" office:value="13596">
            <text:p>13596</text:p>
          </table:table-cell>
          <table:table-cell office:value-type="float" office:value="19405">
            <text:p>19405</text:p>
          </table:table-cell>
          <table:table-cell office:value-type="float" office:value="157.75">
            <text:p>157.75</text:p>
          </table:table-cell>
          <table:table-cell office:value-type="float" office:value="188.875">
            <text:p>188.875</text:p>
          </table:table-cell>
          <table:table-cell office:value-type="float" office:value="237.125">
            <text:p>237.125</text:p>
          </table:table-cell>
          <table:table-cell office:value-type="float" office:value="0.0172725281944597">
            <text:p>0.0172725282</text:p>
          </table:table-cell>
          <table:table-cell office:value-type="float" office:value="0.0138919535157399">
            <text:p>0.0138919535</text:p>
          </table:table-cell>
          <table:table-cell office:value-type="float" office:value="0.0122197887142489">
            <text:p>0.0122197887</text:p>
          </table:table-cell>
          <table:table-cell office:value-type="float" office:value="1.06103859553186">
            <text:p>1.0610385955</text:p>
          </table:table-cell>
          <table:table-cell office:value-type="float" office:value="1.04900009059516">
            <text:p>1.0490000906</text:p>
          </table:table-cell>
          <table:table-cell office:value-type="float" office:value="1.04306193404286">
            <text:p>1.043061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0474">
            <text:p>10474</text:p>
          </table:table-cell>
          <table:table-cell office:value-type="float" office:value="13776">
            <text:p>13776</text:p>
          </table:table-cell>
          <table:table-cell office:value-type="float" office:value="20805">
            <text:p>20805</text:p>
          </table:table-cell>
          <table:table-cell office:value-type="float" office:value="137.5">
            <text:p>137.5</text:p>
          </table:table-cell>
          <table:table-cell office:value-type="float" office:value="90.875">
            <text:p>90.875</text:p>
          </table:table-cell>
          <table:table-cell office:value-type="float" office:value="268.5">
            <text:p>268.5</text:p>
          </table:table-cell>
          <table:table-cell office:value-type="float" office:value="0.0131277448921138">
            <text:p>0.0131277449</text:p>
          </table:table-cell>
          <table:table-cell office:value-type="float" office:value="0.00659661730545877">
            <text:p>0.0065966173</text:p>
          </table:table-cell>
          <table:table-cell office:value-type="float" office:value="0.0129055515501081">
            <text:p>0.0129055516</text:p>
          </table:table-cell>
          <table:table-cell office:value-type="float" office:value="1.04628488898687">
            <text:p>1.046284889</text:p>
          </table:table-cell>
          <table:table-cell office:value-type="float" office:value="1.02317345067446">
            <text:p>1.0231734507</text:p>
          </table:table-cell>
          <table:table-cell office:value-type="float" office:value="1.04549587481657">
            <text:p>1.04549587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33">
            <text:p>333</text:p>
          </table:table-cell>
          <table:table-cell office:value-type="float" office:value="10358">
            <text:p>10358</text:p>
          </table:table-cell>
          <table:table-cell office:value-type="float" office:value="13684">
            <text:p>13684</text:p>
          </table:table-cell>
          <table:table-cell office:value-type="float" office:value="20373">
            <text:p>20373</text:p>
          </table:table-cell>
          <table:table-cell office:value-type="float" office:value="30.25">
            <text:p>30.25</text:p>
          </table:table-cell>
          <table:table-cell office:value-type="float" office:value="33">
            <text:p>33</text:p>
          </table:table-cell>
          <table:table-cell office:value-type="float" office:value="444.375">
            <text:p>444.375</text:p>
          </table:table-cell>
          <table:table-cell office:value-type="float" office:value="0.00292044796292721">
            <text:p>0.002920448</text:p>
          </table:table-cell>
          <table:table-cell office:value-type="float" office:value="0.00241157556270096">
            <text:p>0.0024115756</text:p>
          </table:table-cell>
          <table:table-cell office:value-type="float" office:value="0.0218119570019143">
            <text:p>0.021811957</text:p>
          </table:table-cell>
          <table:table-cell office:value-type="float" office:value="1.0102382847422">
            <text:p>1.0102382847</text:p>
          </table:table-cell>
          <table:table-cell office:value-type="float" office:value="1.00845191323497">
            <text:p>1.0084519132</text:p>
          </table:table-cell>
          <table:table-cell office:value-type="float" office:value="1.07727434198448">
            <text:p>1.077274342</text:p>
          </table:table-cell>
          <table:table-cell table:number-columns-repeated="2" office:value-type="float" office:value="0">
            <text:p>0</text:p>
          </table:table-cell>
          <table:table-cell office:value-type="float" office:value="32.1236394936198">
            <text:p>32.123639493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0048">
            <text:p>10048</text:p>
          </table:table-cell>
          <table:table-cell office:value-type="float" office:value="13326">
            <text:p>13326</text:p>
          </table:table-cell>
          <table:table-cell office:value-type="float" office:value="20846">
            <text:p>20846</text:p>
          </table:table-cell>
          <table:table-cell office:value-type="float" office:value="123.25">
            <text:p>123.25</text:p>
          </table:table-cell>
          <table:table-cell office:value-type="float" office:value="212.125">
            <text:p>212.125</text:p>
          </table:table-cell>
          <table:table-cell office:value-type="float" office:value="699.625">
            <text:p>699.625</text:p>
          </table:table-cell>
          <table:table-cell office:value-type="float" office:value="0.012266122611465">
            <text:p>0.0122661226</text:p>
          </table:table-cell>
          <table:table-cell office:value-type="float" office:value="0.0159181299714843">
            <text:p>0.01591813</text:p>
          </table:table-cell>
          <table:table-cell office:value-type="float" office:value="0.0335615945505133">
            <text:p>0.0335615946</text:p>
          </table:table-cell>
          <table:table-cell office:value-type="float" office:value="1.04322632635741">
            <text:p>1.0432263264</text:p>
          </table:table-cell>
          <table:table-cell office:value-type="float" office:value="1.0562100931493">
            <text:p>1.0562100931</text:p>
          </table:table-cell>
          <table:table-cell office:value-type="float" office:value="1.11967328695919">
            <text:p>1.119673287</text:p>
          </table:table-cell>
          <table:table-cell table:number-columns-repeated="2" office:value-type="float" office:value="0">
            <text:p>0</text:p>
          </table:table-cell>
          <table:table-cell office:value-type="float" office:value="20.9976539896431">
            <text:p>20.997653989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871">
            <text:p>13871</text:p>
          </table:table-cell>
          <table:table-cell office:value-type="float" office:value="21376">
            <text:p>21376</text:p>
          </table:table-cell>
          <table:table-cell office:value-type="float" office:value="155.875">
            <text:p>155.875</text:p>
          </table:table-cell>
          <table:table-cell office:value-type="float" office:value="205.5">
            <text:p>205.5</text:p>
          </table:table-cell>
          <table:table-cell office:value-type="float" office:value="926.125">
            <text:p>926.125</text:p>
          </table:table-cell>
          <table:table-cell office:value-type="float" office:value="0.0151423159121819">
            <text:p>0.0151423159</text:p>
          </table:table-cell>
          <table:table-cell office:value-type="float" office:value="0.0148150818253911">
            <text:p>0.0148150818</text:p>
          </table:table-cell>
          <table:table-cell office:value-type="float" office:value="0.0433254584580838">
            <text:p>0.0433254585</text:p>
          </table:table-cell>
          <table:table-cell office:value-type="float" office:value="1.05344751356576">
            <text:p>1.0534475136</text:p>
          </table:table-cell>
          <table:table-cell office:value-type="float" office:value="1.05228298022188">
            <text:p>1.0522829802</text:p>
          </table:table-cell>
          <table:table-cell office:value-type="float" office:value="1.15531821149048">
            <text:p>1.1553182115</text:p>
          </table:table-cell>
          <table:table-cell table:number-columns-repeated="2" office:value-type="float" office:value="0">
            <text:p>0</text:p>
          </table:table-cell>
          <table:table-cell office:value-type="float" office:value="16.3427353437687">
            <text:p>16.342735343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10304">
            <text:p>10304</text:p>
          </table:table-cell>
          <table:table-cell office:value-type="float" office:value="14480">
            <text:p>14480</text:p>
          </table:table-cell>
          <table:table-cell office:value-type="float" office:value="21360">
            <text:p>21360</text:p>
          </table:table-cell>
          <table:table-cell office:value-type="float" office:value="39.125">
            <text:p>39.125</text:p>
          </table:table-cell>
          <table:table-cell office:value-type="float" office:value="158.75">
            <text:p>158.75</text:p>
          </table:table-cell>
          <table:table-cell office:value-type="float" office:value="954.75">
            <text:p>954.75</text:p>
          </table:table-cell>
          <table:table-cell office:value-type="float" office:value="0.00379706909937888">
            <text:p>0.0037970691</text:p>
          </table:table-cell>
          <table:table-cell office:value-type="float" office:value="0.0109633977900552">
            <text:p>0.0109633978</text:p>
          </table:table-cell>
          <table:table-cell office:value-type="float" office:value="0.0446980337078652">
            <text:p>0.0446980337</text:p>
          </table:table-cell>
          <table:table-cell office:value-type="float" office:value="1.01331800060597">
            <text:p>1.0133180006</text:p>
          </table:table-cell>
          <table:table-cell office:value-type="float" office:value="1.03860747660376">
            <text:p>1.0386074766</text:p>
          </table:table-cell>
          <table:table-cell office:value-type="float" office:value="1.16035902984353">
            <text:p>1.1603590298</text:p>
          </table:table-cell>
          <table:table-cell table:number-columns-repeated="2" office:value-type="float" office:value="0">
            <text:p>0</text:p>
          </table:table-cell>
          <table:table-cell office:value-type="float" office:value="15.8513783303632">
            <text:p>15.851378330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880">
            <text:p>9880</text:p>
          </table:table-cell>
          <table:table-cell office:value-type="float" office:value="14438">
            <text:p>14438</text:p>
          </table:table-cell>
          <table:table-cell office:value-type="float" office:value="22396">
            <text:p>22396</text:p>
          </table:table-cell>
          <table:table-cell office:value-type="float" office:value="-1.875">
            <text:p>-1.875</text:p>
          </table:table-cell>
          <table:table-cell office:value-type="float" office:value="285.125">
            <text:p>285.125</text:p>
          </table:table-cell>
          <table:table-cell office:value-type="float" office:value="1169.75">
            <text:p>1169.75</text:p>
          </table:table-cell>
          <table:table-cell office:value-type="float" office:value="-0.000189777327935223">
            <text:p>-0.0001897773</text:p>
          </table:table-cell>
          <table:table-cell office:value-type="float" office:value="0.0197482338273999">
            <text:p>0.0197482338</text:p>
          </table:table-cell>
          <table:table-cell office:value-type="float" office:value="0.0522303089837471">
            <text:p>0.052230309</text:p>
          </table:table-cell>
          <table:table-cell office:value-type="float" office:value="0.999335849942478">
            <text:p>0.9993358499</text:p>
          </table:table-cell>
          <table:table-cell office:value-type="float" office:value="1.06988320416493">
            <text:p>1.0698832042</text:p>
          </table:table-cell>
          <table:table-cell office:value-type="float" office:value="1.18815297158913">
            <text:p>1.188152971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46089922347">
            <text:p>13.614608992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9866">
            <text:p>9866</text:p>
          </table:table-cell>
          <table:table-cell office:value-type="float" office:value="14974">
            <text:p>14974</text:p>
          </table:table-cell>
          <table:table-cell office:value-type="float" office:value="24769">
            <text:p>24769</text:p>
          </table:table-cell>
          <table:table-cell office:value-type="float" office:value="126.25">
            <text:p>126.25</text:p>
          </table:table-cell>
          <table:table-cell office:value-type="float" office:value="783.5">
            <text:p>783.5</text:p>
          </table:table-cell>
          <table:table-cell office:value-type="float" office:value="1272.375">
            <text:p>1272.375</text:p>
          </table:table-cell>
          <table:table-cell office:value-type="float" office:value="0.0127964727346442">
            <text:p>0.0127964727</text:p>
          </table:table-cell>
          <table:table-cell office:value-type="float" office:value="0.0523240283157473">
            <text:p>0.0523240283</text:p>
          </table:table-cell>
          <table:table-cell office:value-type="float" office:value="0.0513696556179095">
            <text:p>0.0513696556</text:p>
          </table:table-cell>
          <table:table-cell office:value-type="float" office:value="1.04510860401157">
            <text:p>1.045108604</text:p>
          </table:table-cell>
          <table:table-cell office:value-type="float" office:value="1.18850019482592">
            <text:p>1.1885001948</text:p>
          </table:table-cell>
          <table:table-cell office:value-type="float" office:value="1.18496592403856">
            <text:p>1.184965924</text:p>
          </table:table-cell>
          <table:table-cell office:value-type="float" office:value="0">
            <text:p>0</text:p>
          </table:table-cell>
          <table:table-cell office:value-type="float" office:value="13.5908337555371">
            <text:p>13.5908337555</text:p>
          </table:table-cell>
          <table:table-cell office:value-type="float" office:value="13.8369997744793">
            <text:p>13.836999774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534">
            <text:p>15534</text:p>
          </table:table-cell>
          <table:table-cell office:value-type="float" office:value="26796">
            <text:p>26796</text:p>
          </table:table-cell>
          <table:table-cell office:value-type="float" office:value="150.625">
            <text:p>150.625</text:p>
          </table:table-cell>
          <table:table-cell office:value-type="float" office:value="825.375">
            <text:p>825.375</text:p>
          </table:table-cell>
          <table:table-cell office:value-type="float" office:value="1368.875">
            <text:p>1368.875</text:p>
          </table:table-cell>
          <table:table-cell office:value-type="float" office:value="0.0145110789980732">
            <text:p>0.014511079</text:p>
          </table:table-cell>
          <table:table-cell office:value-type="float" office:value="0.0531334492081885">
            <text:p>0.0531334492</text:p>
          </table:table-cell>
          <table:table-cell office:value-type="float" office:value="0.0510850500074638">
            <text:p>0.05108505</text:p>
          </table:table-cell>
          <table:table-cell office:value-type="float" office:value="1.05120149646409">
            <text:p>1.0512014965</text:p>
          </table:table-cell>
          <table:table-cell office:value-type="float" office:value="1.19150047254119">
            <text:p>1.1915004725</text:p>
          </table:table-cell>
          <table:table-cell office:value-type="float" office:value="1.18391265240128">
            <text:p>1.1839126524</text:p>
          </table:table-cell>
          <table:table-cell office:value-type="float" office:value="0">
            <text:p>0</text:p>
          </table:table-cell>
          <table:table-cell office:value-type="float" office:value="13.3889849220063">
            <text:p>13.388984922</text:p>
          </table:table-cell>
          <table:table-cell office:value-type="float" office:value="13.9121895461465">
            <text:p>13.912189546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6358">
            <text:p>16358</text:p>
          </table:table-cell>
          <table:table-cell office:value-type="float" office:value="28431">
            <text:p>28431</text:p>
          </table:table-cell>
          <table:table-cell office:value-type="float" office:value="117">
            <text:p>117</text:p>
          </table:table-cell>
          <table:table-cell office:value-type="float" office:value="920.375">
            <text:p>920.375</text:p>
          </table:table-cell>
          <table:table-cell office:value-type="float" office:value="1565">
            <text:p>1565</text:p>
          </table:table-cell>
          <table:table-cell office:value-type="float" office:value="0.0108003323179175">
            <text:p>0.0108003323</text:p>
          </table:table-cell>
          <table:table-cell office:value-type="float" office:value="0.0562645188898398">
            <text:p>0.0562645189</text:p>
          </table:table-cell>
          <table:table-cell office:value-type="float" office:value="0.0550455488727094">
            <text:p>0.0550455489</text:p>
          </table:table-cell>
          <table:table-cell office:value-type="float" office:value="1.03802979158194">
            <text:p>1.0380297916</text:p>
          </table:table-cell>
          <table:table-cell office:value-type="float" office:value="1.20313058044281">
            <text:p>1.2031305804</text:p>
          </table:table-cell>
          <table:table-cell office:value-type="float" office:value="1.19859824545785">
            <text:p>1.1985982455</text:p>
          </table:table-cell>
          <table:table-cell office:value-type="float" office:value="0">
            <text:p>0</text:p>
          </table:table-cell>
          <table:table-cell office:value-type="float" office:value="12.6628486491875">
            <text:p>12.6628486492</text:p>
          </table:table-cell>
          <table:table-cell office:value-type="float" office:value="12.9357262063867">
            <text:p>12.935726206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7392">
            <text:p>17392</text:p>
          </table:table-cell>
          <table:table-cell office:value-type="float" office:value="29731">
            <text:p>29731</text:p>
          </table:table-cell>
          <table:table-cell office:value-type="float" office:value="230">
            <text:p>230</text:p>
          </table:table-cell>
          <table:table-cell office:value-type="float" office:value="989.75">
            <text:p>989.75</text:p>
          </table:table-cell>
          <table:table-cell office:value-type="float" office:value="1717.625">
            <text:p>1717.625</text:p>
          </table:table-cell>
          <table:table-cell office:value-type="float" office:value="0.021978021978022">
            <text:p>0.021978022</text:p>
          </table:table-cell>
          <table:table-cell office:value-type="float" office:value="0.0569083486660534">
            <text:p>0.0569083487</text:p>
          </table:table-cell>
          <table:table-cell office:value-type="float" office:value="0.0577721906427634">
            <text:p>0.0577721906</text:p>
          </table:table-cell>
          <table:table-cell office:value-type="float" office:value="1.07786982248521">
            <text:p>1.0778698225</text:p>
          </table:table-cell>
          <table:table-cell office:value-type="float" office:value="1.20552679822106">
            <text:p>1.2055267982</text:p>
          </table:table-cell>
          <table:table-cell office:value-type="float" office:value="1.20874441423253">
            <text:p>1.2087444142</text:p>
          </table:table-cell>
          <table:table-cell office:value-type="float" office:value="31.883514564779">
            <text:p>31.8835145648</text:p>
          </table:table-cell>
          <table:table-cell office:value-type="float" office:value="12.5234381215694">
            <text:p>12.5234381216</text:p>
          </table:table-cell>
          <table:table-cell office:value-type="float" office:value="12.3412678744987">
            <text:p>12.341267874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8103">
            <text:p>18103</text:p>
          </table:table-cell>
          <table:table-cell office:value-type="float" office:value="31177">
            <text:p>31177</text:p>
          </table:table-cell>
          <table:table-cell office:value-type="float" office:value="410.5">
            <text:p>410.5</text:p>
          </table:table-cell>
          <table:table-cell office:value-type="float" office:value="820.5">
            <text:p>820.5</text:p>
          </table:table-cell>
          <table:table-cell office:value-type="float" office:value="1467.5">
            <text:p>1467.5</text:p>
          </table:table-cell>
          <table:table-cell office:value-type="float" office:value="0.0371224452884789">
            <text:p>0.0371224453</text:p>
          </table:table-cell>
          <table:table-cell office:value-type="float" office:value="0.0453239794509197">
            <text:p>0.0453239795</text:p>
          </table:table-cell>
          <table:table-cell office:value-type="float" office:value="0.0470699554158514">
            <text:p>0.0470699554</text:p>
          </table:table-cell>
          <table:table-cell office:value-type="float" office:value="1.1326295873603">
            <text:p>1.1326295874</text:p>
          </table:table-cell>
          <table:table-cell office:value-type="float" office:value="1.16266028378022">
            <text:p>1.1626602838</text:p>
          </table:table-cell>
          <table:table-cell office:value-type="float" office:value="1.16908738213307">
            <text:p>1.1690873821</text:p>
          </table:table-cell>
          <table:table-cell office:value-type="float" office:value="19.0163842136955">
            <text:p>19.0163842137</text:p>
          </table:table-cell>
          <table:table-cell office:value-type="float" office:value="15.6371801152434">
            <text:p>15.6371801152</text:p>
          </table:table-cell>
          <table:table-cell office:value-type="float" office:value="15.0698110041019">
            <text:p>15.069811004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515">
            <text:p>515</text:p>
          </table:table-cell>
          <table:table-cell office:value-type="float" office:value="11499">
            <text:p>11499</text:p>
          </table:table-cell>
          <table:table-cell office:value-type="float" office:value="19042">
            <text:p>19042</text:p>
          </table:table-cell>
          <table:table-cell office:value-type="float" office:value="32334">
            <text:p>32334</text:p>
          </table:table-cell>
          <table:table-cell office:value-type="float" office:value="465.5">
            <text:p>465.5</text:p>
          </table:table-cell>
          <table:table-cell office:value-type="float" office:value="1008.125">
            <text:p>1008.125</text:p>
          </table:table-cell>
          <table:table-cell office:value-type="float" office:value="965.5">
            <text:p>965.5</text:p>
          </table:table-cell>
          <table:table-cell office:value-type="float" office:value="0.0404817810244369">
            <text:p>0.040481781</text:p>
          </table:table-cell>
          <table:table-cell office:value-type="float" office:value="0.0529421804432308">
            <text:p>0.0529421804</text:p>
          </table:table-cell>
          <table:table-cell office:value-type="float" office:value="0.0298602090678543">
            <text:p>0.0298602091</text:p>
          </table:table-cell>
          <table:table-cell office:value-type="float" office:value="1.14489823179155">
            <text:p>1.1448982318</text:p>
          </table:table-cell>
          <table:table-cell office:value-type="float" office:value="1.19079126551267">
            <text:p>1.1907912655</text:p>
          </table:table-cell>
          <table:table-cell office:value-type="float" office:value="1.10625833062522">
            <text:p>1.1062583306</text:p>
          </table:table-cell>
          <table:table-cell office:value-type="float" office:value="17.4667291744926">
            <text:p>17.4667291745</text:p>
          </table:table-cell>
          <table:table-cell office:value-type="float" office:value="13.4361256555181">
            <text:p>13.4361256555</text:p>
          </table:table-cell>
          <table:table-cell office:value-type="float" office:value="23.5579459887958">
            <text:p>23.557945988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689">
            <text:p>19689</text:p>
          </table:table-cell>
          <table:table-cell office:value-type="float" office:value="33841">
            <text:p>33841</text:p>
          </table:table-cell>
          <table:table-cell office:value-type="float" office:value="494.625">
            <text:p>494.625</text:p>
          </table:table-cell>
          <table:table-cell office:value-type="float" office:value="934">
            <text:p>934</text:p>
          </table:table-cell>
          <table:table-cell office:value-type="float" office:value="493.25">
            <text:p>493.25</text:p>
          </table:table-cell>
          <table:table-cell office:value-type="float" office:value="0.0440057829181495">
            <text:p>0.0440057829</text:p>
          </table:table-cell>
          <table:table-cell office:value-type="float" office:value="0.0474376555437046">
            <text:p>0.0474376555</text:p>
          </table:table-cell>
          <table:table-cell office:value-type="float" office:value="0.0145755149079519">
            <text:p>0.0145755149</text:p>
          </table:table-cell>
          <table:table-cell office:value-type="float" office:value="1.15781579771679">
            <text:p>1.1578157977</text:p>
          </table:table-cell>
          <table:table-cell office:value-type="float" office:value="1.17044244348339">
            <text:p>1.1704424435</text:p>
          </table:table-cell>
          <table:table-cell office:value-type="float" office:value="1.0514306956221">
            <text:p>1.0514306956</text:p>
          </table:table-cell>
          <table:table-cell office:value-type="float" office:value="16.0953609569061">
            <text:p>16.0953609569</text:p>
          </table:table-cell>
          <table:table-cell office:value-type="float" office:value="14.9556469488036">
            <text:p>14.95564694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693">
            <text:p>20693</text:p>
          </table:table-cell>
          <table:table-cell office:value-type="float" office:value="36137">
            <text:p>36137</text:p>
          </table:table-cell>
          <table:table-cell office:value-type="float" office:value="624.375">
            <text:p>624.375</text:p>
          </table:table-cell>
          <table:table-cell office:value-type="float" office:value="1120">
            <text:p>1120</text:p>
          </table:table-cell>
          <table:table-cell office:value-type="float" office:value="-285.875">
            <text:p>-285.875</text:p>
          </table:table-cell>
          <table:table-cell office:value-type="float" office:value="0.0532743174061433">
            <text:p>0.0532743174</text:p>
          </table:table-cell>
          <table:table-cell office:value-type="float" office:value="0.0541245831923839">
            <text:p>0.0541245832</text:p>
          </table:table-cell>
          <table:table-cell office:value-type="float" office:value="-0.00791086697844315">
            <text:p>-0.007910867</text:p>
          </table:table-cell>
          <table:table-cell office:value-type="float" office:value="1.19202289059588">
            <text:p>1.1920228906</text:p>
          </table:table-cell>
          <table:table-cell office:value-type="float" office:value="1.19517780336461">
            <text:p>1.1951778034</text:p>
          </table:table-cell>
          <table:table-cell office:value-type="float" office:value="0.972434625935496">
            <text:p>0.9724346259</text:p>
          </table:table-cell>
          <table:table-cell office:value-type="float" office:value="13.3544824857517">
            <text:p>13.3544824858</text:p>
          </table:table-cell>
          <table:table-cell office:value-type="float" office:value="13.1500420873557">
            <text:p>13.15004208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817">
            <text:p>21817</text:p>
          </table:table-cell>
          <table:table-cell office:value-type="float" office:value="36333">
            <text:p>36333</text:p>
          </table:table-cell>
          <table:table-cell office:value-type="float" office:value="647">
            <text:p>647</text:p>
          </table:table-cell>
          <table:table-cell office:value-type="float" office:value="1091.75">
            <text:p>1091.75</text:p>
          </table:table-cell>
          <table:table-cell office:value-type="float" office:value="-1147.375">
            <text:p>-1147.375</text:p>
          </table:table-cell>
          <table:table-cell office:value-type="float" office:value="0.0492015209125475">
            <text:p>0.0492015209</text:p>
          </table:table-cell>
          <table:table-cell office:value-type="float" office:value="0.050041252234496">
            <text:p>0.0500412522</text:p>
          </table:table-cell>
          <table:table-cell office:value-type="float" office:value="-0.0315794181597996">
            <text:p>-0.0315794182</text:p>
          </table:table-cell>
          <table:table-cell office:value-type="float" office:value="1.17695007092773">
            <text:p>1.1769500709</text:p>
          </table:table-cell>
          <table:table-cell office:value-type="float" office:value="1.18005247159412">
            <text:p>1.1800524716</text:p>
          </table:table-cell>
          <table:table-cell office:value-type="float" office:value="0.891426665357272">
            <text:p>0.8914266654</text:p>
          </table:table-cell>
          <table:table-cell office:value-type="float" office:value="14.4317212394761">
            <text:p>14.4317212395</text:p>
          </table:table-cell>
          <table:table-cell office:value-type="float" office:value="14.1952686945467">
            <text:p>14.1952686945</text:p>
          </table:table-cell>
          <table:table-cell office:value-type="float" office:value="-21.6009064081452">
            <text:p>-21.600906408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4104">
            <text:p>14104</text:p>
          </table:table-cell>
          <table:table-cell office:value-type="float" office:value="22739">
            <text:p>22739</text:p>
          </table:table-cell>
          <table:table-cell office:value-type="float" office:value="34393">
            <text:p>34393</text:p>
          </table:table-cell>
          <table:table-cell office:value-type="float" office:value="645.125">
            <text:p>645.125</text:p>
          </table:table-cell>
          <table:table-cell office:value-type="float" office:value="682.75">
            <text:p>682.75</text:p>
          </table:table-cell>
          <table:table-cell office:value-type="float" office:value="-1300.125">
            <text:p>-1300.125</text:p>
          </table:table-cell>
          <table:table-cell office:value-type="float" office:value="0.0457405700510493">
            <text:p>0.0457405701</text:p>
          </table:table-cell>
          <table:table-cell office:value-type="float" office:value="0.0300255068384713">
            <text:p>0.0300255068</text:p>
          </table:table-cell>
          <table:table-cell office:value-type="float" office:value="-0.0378020236676068">
            <text:p>-0.0378020237</text:p>
          </table:table-cell>
          <table:table-cell office:value-type="float" office:value="1.16419270668592">
            <text:p>1.1641927067</text:p>
          </table:table-cell>
          <table:table-cell office:value-type="float" office:value="1.10685627481403">
            <text:p>1.1068562748</text:p>
          </table:table-cell>
          <table:table-cell office:value-type="float" office:value="0.870493743430374">
            <text:p>0.8704937434</text:p>
          </table:table-cell>
          <table:table-cell office:value-type="float" office:value="15.4978717904642">
            <text:p>15.4978717905</text:p>
          </table:table-cell>
          <table:table-cell office:value-type="float" office:value="23.4301430713013">
            <text:p>23.4301430713</text:p>
          </table:table-cell>
          <table:table-cell office:value-type="float" office:value="-17.9874459392758">
            <text:p>-17.987445939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991">
            <text:p>22991</text:p>
          </table:table-cell>
          <table:table-cell office:value-type="float" office:value="33127">
            <text:p>33127</text:p>
          </table:table-cell>
          <table:table-cell office:value-type="float" office:value="757.75">
            <text:p>757.75</text:p>
          </table:table-cell>
          <table:table-cell office:value-type="float" office:value="-1483">
            <text:p>-1483</text:p>
          </table:table-cell>
          <table:table-cell office:value-type="float" office:value="487.5">
            <text:p>487.5</text:p>
          </table:table-cell>
          <table:table-cell office:value-type="float" office:value="0.0512339418526031">
            <text:p>0.0512339419</text:p>
          </table:table-cell>
          <table:table-cell office:value-type="float" office:value="-0.0645035013701013">
            <text:p>-0.0645035014</text:p>
          </table:table-cell>
          <table:table-cell office:value-type="float" office:value="0.0147160926132762">
            <text:p>0.0147160926</text:p>
          </table:table-cell>
          <table:table-cell office:value-type="float" office:value="1.18446363340771">
            <text:p>1.1844636334</text:p>
          </table:table-cell>
          <table:table-cell office:value-type="float" office:value="0.78239272051509">
            <text:p>0.7823927205</text:p>
          </table:table-cell>
          <table:table-cell office:value-type="float" office:value="1.0519307883748">
            <text:p>1.0519307884</text:p>
          </table:table-cell>
          <table:table-cell office:value-type="float" office:value="13.8727497309555">
            <text:p>13.872749731</text:p>
          </table:table-cell>
          <table:table-cell office:value-type="float" office:value="-10.3954598073095">
            <text:p>-10.39545980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282">
            <text:p>15282</text:p>
          </table:table-cell>
          <table:table-cell office:value-type="float" office:value="20487">
            <text:p>20487</text:p>
          </table:table-cell>
          <table:table-cell office:value-type="float" office:value="34800">
            <text:p>34800</text:p>
          </table:table-cell>
          <table:table-cell office:value-type="float" office:value="-1331.375">
            <text:p>-1331.375</text:p>
          </table:table-cell>
          <table:table-cell office:value-type="float" office:value="1142.625">
            <text:p>1142.625</text:p>
          </table:table-cell>
          <table:table-cell office:value-type="float" office:value="-336.625">
            <text:p>-336.625</text:p>
          </table:table-cell>
          <table:table-cell office:value-type="float" office:value="-0.0871204685250622">
            <text:p>-0.0871204685</text:p>
          </table:table-cell>
          <table:table-cell office:value-type="float" office:value="0.0557731732318055">
            <text:p>0.0557731732</text:p>
          </table:table-cell>
          <table:table-cell office:value-type="float" office:value="-0.00967313218390805">
            <text:p>-0.0096731322</text:p>
          </table:table-cell>
          <table:table-cell office:value-type="float" office:value="0.709954713192894">
            <text:p>0.7099547132</text:p>
          </table:table-cell>
          <table:table-cell office:value-type="float" office:value="1.20130297414192">
            <text:p>1.2013029741</text:p>
          </table:table-cell>
          <table:table-cell office:value-type="float" office:value="0.966327433549367">
            <text:p>0.9663274335</text:p>
          </table:table-cell>
          <table:table-cell office:value-type="float" office:value="-7.60435409702189">
            <text:p>-7.604354097</text:p>
          </table:table-cell>
          <table:table-cell office:value-type="float" office:value="12.7714062247301">
            <text:p>12.7714062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2147">
            <text:p>12147</text:p>
          </table:table-cell>
          <table:table-cell office:value-type="float" office:value="20800">
            <text:p>20800</text:p>
          </table:table-cell>
          <table:table-cell office:value-type="float" office:value="35292">
            <text:p>35292</text:p>
          </table:table-cell>
          <table:table-cell office:value-type="float" office:value="-1286.25">
            <text:p>-1286.25</text:p>
          </table:table-cell>
          <table:table-cell office:value-type="float" office:value="-2025.25">
            <text:p>-2025.25</text:p>
          </table:table-cell>
          <table:table-cell office:value-type="float" office:value="-1175">
            <text:p>-1175</text:p>
          </table:table-cell>
          <table:table-cell office:value-type="float" office:value="-0.105890343294641">
            <text:p>-0.1058903433</text:p>
          </table:table-cell>
          <table:table-cell office:value-type="float" office:value="-0.0973677884615385">
            <text:p>-0.0973677885</text:p>
          </table:table-cell>
          <table:table-cell office:value-type="float" office:value="-0.0332936642865239">
            <text:p>-0.0332936643</text:p>
          </table:table-cell>
          <table:table-cell office:value-type="float" office:value="0.651360817482749">
            <text:p>0.6513608175</text:p>
          </table:table-cell>
          <table:table-cell office:value-type="float" office:value="0.677794493395202">
            <text:p>0.6777944934</text:p>
          </table:table-cell>
          <table:table-cell office:value-type="float" office:value="0.885644772437149">
            <text:p>0.8856447724</text:p>
          </table:table-cell>
          <table:table-cell office:value-type="float" office:value="-6.1928586668411">
            <text:p>-6.1928586668</text:p>
          </table:table-cell>
          <table:table-cell office:value-type="float" office:value="-6.76636540367664">
            <text:p>-6.7663654037</text:p>
          </table:table-cell>
          <table:table-cell office:value-type="float" office:value="-20.4706623285686">
            <text:p>-20.470662328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9360">
            <text:p>9360</text:p>
          </table:table-cell>
          <table:table-cell office:value-type="float" office:value="20176">
            <text:p>20176</text:p>
          </table:table-cell>
          <table:table-cell office:value-type="float" office:value="33074">
            <text:p>33074</text:p>
          </table:table-cell>
          <table:table-cell office:value-type="float" office:value="-1092.75">
            <text:p>-1092.75</text:p>
          </table:table-cell>
          <table:table-cell office:value-type="float" office:value="-1876.375">
            <text:p>-1876.375</text:p>
          </table:table-cell>
          <table:table-cell office:value-type="float" office:value="-1645.125">
            <text:p>-1645.125</text:p>
          </table:table-cell>
          <table:table-cell office:value-type="float" office:value="-0.116746794871795">
            <text:p>-0.1167467949</text:p>
          </table:table-cell>
          <table:table-cell office:value-type="float" office:value="-0.0930003469468676">
            <text:p>-0.0930003469</text:p>
          </table:table-cell>
          <table:table-cell office:value-type="float" office:value="-0.0497407329019774">
            <text:p>-0.0497407329</text:p>
          </table:table-cell>
          <table:table-cell office:value-type="float" office:value="0.618100653609878">
            <text:p>0.6181006536</text:p>
          </table:table-cell>
          <table:table-cell office:value-type="float" office:value="0.691450952169149">
            <text:p>0.6914509522</text:p>
          </table:table-cell>
          <table:table-cell office:value-type="float" office:value="0.830756750241946">
            <text:p>0.8307567502</text:p>
          </table:table-cell>
          <table:table-cell office:value-type="float" office:value="-5.58344126056313">
            <text:p>-5.5834412606</text:p>
          </table:table-cell>
          <table:table-cell office:value-type="float" office:value="-7.10095662975109">
            <text:p>-7.1009566298</text:p>
          </table:table-cell>
          <table:table-cell office:value-type="float" office:value="-13.5856818835466">
            <text:p>-13.585681883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8424">
            <text:p>8424</text:p>
          </table:table-cell>
          <table:table-cell office:value-type="float" office:value="19780">
            <text:p>19780</text:p>
          </table:table-cell>
          <table:table-cell office:value-type="float" office:value="32043">
            <text:p>32043</text:p>
          </table:table-cell>
          <table:table-cell office:value-type="float" office:value="-922">
            <text:p>-922</text:p>
          </table:table-cell>
          <table:table-cell office:value-type="float" office:value="-1832.25">
            <text:p>-1832.25</text:p>
          </table:table-cell>
          <table:table-cell office:value-type="float" office:value="424.75">
            <text:p>424.75</text:p>
          </table:table-cell>
          <table:table-cell office:value-type="float" office:value="-0.109449192782526">
            <text:p>-0.1094491928</text:p>
          </table:table-cell>
          <table:table-cell office:value-type="float" office:value="-0.0926314459049545">
            <text:p>-0.0926314459</text:p>
          </table:table-cell>
          <table:table-cell office:value-type="float" office:value="0.0132556252535655">
            <text:p>0.0132556253</text:p>
          </table:table-cell>
          <table:table-cell office:value-type="float" office:value="0.640406911830622">
            <text:p>0.6404069118</text:p>
          </table:table-cell>
          <table:table-cell office:value-type="float" office:value="0.692607885482727">
            <text:p>0.6926078855</text:p>
          </table:table-cell>
          <table:table-cell office:value-type="float" office:value="1.04673908312517">
            <text:p>1.0467390831</text:p>
          </table:table-cell>
          <table:table-cell office:value-type="float" office:value="-5.97978211636414">
            <text:p>-5.9797821164</text:p>
          </table:table-cell>
          <table:table-cell office:value-type="float" office:value="-7.13066205058828">
            <text:p>-7.1306620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9180">
            <text:p>9180</text:p>
          </table:table-cell>
          <table:table-cell office:value-type="float" office:value="19300">
            <text:p>19300</text:p>
          </table:table-cell>
          <table:table-cell office:value-type="float" office:value="33901">
            <text:p>33901</text:p>
          </table:table-cell>
          <table:table-cell office:value-type="float" office:value="-528.75">
            <text:p>-528.75</text:p>
          </table:table-cell>
          <table:table-cell office:value-type="float" office:value="-1600.75">
            <text:p>-1600.75</text:p>
          </table:table-cell>
          <table:table-cell office:value-type="float" office:value="-262.75">
            <text:p>-262.75</text:p>
          </table:table-cell>
          <table:table-cell office:value-type="float" office:value="-0.0575980392156863">
            <text:p>-0.0575980392</text:p>
          </table:table-cell>
          <table:table-cell office:value-type="float" office:value="-0.082940414507772">
            <text:p>-0.0829404145</text:p>
          </table:table-cell>
          <table:table-cell office:value-type="float" office:value="-0.00775050883454765">
            <text:p>-0.0077505088</text:p>
          </table:table-cell>
          <table:table-cell office:value-type="float" office:value="0.804909229623222">
            <text:p>0.8049092296</text:p>
          </table:table-cell>
          <table:table-cell office:value-type="float" office:value="0.723191609445891">
            <text:p>0.7231916094</text:p>
          </table:table-cell>
          <table:table-cell office:value-type="float" office:value="0.972990957037984">
            <text:p>0.972990957</text:p>
          </table:table-cell>
          <table:table-cell office:value-type="float" office:value="-11.684214837086">
            <text:p>-11.6842148371</text:p>
          </table:table-cell>
          <table:table-cell office:value-type="float" office:value="-8.00559625595494">
            <text:p>-8.005596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9720">
            <text:p>9720</text:p>
          </table:table-cell>
          <table:table-cell office:value-type="float" office:value="18630">
            <text:p>18630</text:p>
          </table:table-cell>
          <table:table-cell office:value-type="float" office:value="34396">
            <text:p>34396</text:p>
          </table:table-cell>
          <table:table-cell office:value-type="float" office:value="-231.375">
            <text:p>-231.375</text:p>
          </table:table-cell>
          <table:table-cell office:value-type="float" office:value="-594.75">
            <text:p>-594.75</text:p>
          </table:table-cell>
          <table:table-cell office:value-type="float" office:value="-1147.125">
            <text:p>-1147.125</text:p>
          </table:table-cell>
          <table:table-cell office:value-type="float" office:value="-0.023804012345679">
            <text:p>-0.0238040123</text:p>
          </table:table-cell>
          <table:table-cell office:value-type="float" office:value="-0.0319243156199678">
            <text:p>-0.0319243156</text:p>
          </table:table-cell>
          <table:table-cell office:value-type="float" office:value="-0.0333505349459239">
            <text:p>-0.0333505349</text:p>
          </table:table-cell>
          <table:table-cell office:value-type="float" office:value="0.91779655355748">
            <text:p>0.9177965536</text:p>
          </table:table-cell>
          <table:table-cell office:value-type="float" office:value="0.890262452708607">
            <text:p>0.8902624527</text:p>
          </table:table-cell>
          <table:table-cell office:value-type="float" office:value="0.885453153724378">
            <text:p>0.8854531537</text:p>
          </table:table-cell>
          <table:table-cell office:value-type="float" office:value="-28.7709568948777">
            <text:p>-28.7709568949</text:p>
          </table:table-cell>
          <table:table-cell office:value-type="float" office:value="-21.3637540668728">
            <text:p>-21.3637540669</text:p>
          </table:table-cell>
          <table:table-cell office:value-type="float" office:value="-20.4351572162764">
            <text:p>-20.435157216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9360">
            <text:p>9360</text:p>
          </table:table-cell>
          <table:table-cell office:value-type="float" office:value="17310">
            <text:p>17310</text:p>
          </table:table-cell>
          <table:table-cell office:value-type="float" office:value="32042">
            <text:p>32042</text:p>
          </table:table-cell>
          <table:table-cell office:value-type="float" office:value="-1092.75">
            <text:p>-1092.75</text:p>
          </table:table-cell>
          <table:table-cell office:value-type="float" office:value="153.75">
            <text:p>153.75</text:p>
          </table:table-cell>
          <table:table-cell office:value-type="float" office:value="-1717.125">
            <text:p>-1717.125</text:p>
          </table:table-cell>
          <table:table-cell office:value-type="float" office:value="-0.116746794871795">
            <text:p>-0.1167467949</text:p>
          </table:table-cell>
          <table:table-cell office:value-type="float" office:value="0.00888214904679376">
            <text:p>0.008882149</text:p>
          </table:table-cell>
          <table:table-cell office:value-type="float" office:value="-0.0535898196117596">
            <text:p>-0.0535898196</text:p>
          </table:table-cell>
          <table:table-cell office:value-type="float" office:value="0.618100653609878">
            <text:p>0.6181006536</text:p>
          </table:table-cell>
          <table:table-cell office:value-type="float" office:value="1.03124215110429">
            <text:p>1.0312421511</text:p>
          </table:table-cell>
          <table:table-cell office:value-type="float" office:value="0.818064494140243">
            <text:p>0.8180644941</text:p>
          </table:table-cell>
          <table:table-cell office:value-type="float" office:value="-5.58344126056313">
            <text:p>-5.5834412606</text:p>
          </table:table-cell>
          <table:table-cell office:value-type="float" office:value="0">
            <text:p>0</text:p>
          </table:table-cell>
          <table:table-cell office:value-type="float" office:value="-12.5845521010356">
            <text:p>-12.58455210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8424">
            <text:p>8424</text:p>
          </table:table-cell>
          <table:table-cell office:value-type="float" office:value="16926">
            <text:p>16926</text:p>
          </table:table-cell>
          <table:table-cell office:value-type="float" office:value="30193">
            <text:p>30193</text:p>
          </table:table-cell>
          <table:table-cell office:value-type="float" office:value="-922">
            <text:p>-922</text:p>
          </table:table-cell>
          <table:table-cell office:value-type="float" office:value="35">
            <text:p>35</text:p>
          </table:table-cell>
          <table:table-cell office:value-type="float" office:value="-1787.25">
            <text:p>-1787.25</text:p>
          </table:table-cell>
          <table:table-cell office:value-type="float" office:value="-0.109449192782526">
            <text:p>-0.1094491928</text:p>
          </table:table-cell>
          <table:table-cell office:value-type="float" office:value="0.00206782464846981">
            <text:p>0.0020678246</text:p>
          </table:table-cell>
          <table:table-cell office:value-type="float" office:value="-0.0591941840824032">
            <text:p>-0.0591941841</text:p>
          </table:table-cell>
          <table:table-cell office:value-type="float" office:value="0.640406911830622">
            <text:p>0.6404069118</text:p>
          </table:table-cell>
          <table:table-cell office:value-type="float" office:value="1.00724576703125">
            <text:p>1.007245767</text:p>
          </table:table-cell>
          <table:table-cell office:value-type="float" office:value="0.799688100512784">
            <text:p>0.7996881005</text:p>
          </table:table-cell>
          <table:table-cell office:value-type="float" office:value="-5.97978211636414">
            <text:p>-5.9797821164</text:p>
          </table:table-cell>
          <table:table-cell office:value-type="float" office:value="0">
            <text:p>0</text:p>
          </table:table-cell>
          <table:table-cell office:value-type="float" office:value="-11.3596196840178">
            <text:p>-11.35961968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9180">
            <text:p>9180</text:p>
          </table:table-cell>
          <table:table-cell office:value-type="float" office:value="15277">
            <text:p>15277</text:p>
          </table:table-cell>
          <table:table-cell office:value-type="float" office:value="26220">
            <text:p>26220</text:p>
          </table:table-cell>
          <table:table-cell office:value-type="float" office:value="-528.75">
            <text:p>-528.75</text:p>
          </table:table-cell>
          <table:table-cell office:value-type="float" office:value="-1019.375">
            <text:p>-1019.375</text:p>
          </table:table-cell>
          <table:table-cell office:value-type="float" office:value="-1957.625">
            <text:p>-1957.625</text:p>
          </table:table-cell>
          <table:table-cell office:value-type="float" office:value="-0.0575980392156863">
            <text:p>-0.0575980392</text:p>
          </table:table-cell>
          <table:table-cell office:value-type="float" office:value="-0.0667261242390522">
            <text:p>-0.0667261242</text:p>
          </table:table-cell>
          <table:table-cell office:value-type="float" office:value="-0.0746615179252479">
            <text:p>-0.0746615179</text:p>
          </table:table-cell>
          <table:table-cell office:value-type="float" office:value="0.804909229623222">
            <text:p>0.8049092296</text:p>
          </table:table-cell>
          <table:table-cell office:value-type="float" office:value="0.77518522144901">
            <text:p>0.7751852214</text:p>
          </table:table-cell>
          <table:table-cell office:value-type="float" office:value="0.74961039808908">
            <text:p>0.7496103981</text:p>
          </table:table-cell>
          <table:table-cell office:value-type="float" office:value="-11.684214837086">
            <text:p>-11.6842148371</text:p>
          </table:table-cell>
          <table:table-cell office:value-type="float" office:value="-10.0373809425894">
            <text:p>-10.0373809426</text:p>
          </table:table-cell>
          <table:table-cell office:value-type="float" office:value="-8.93280610658354">
            <text:p>-8.932806106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8840">
            <text:p>8840</text:p>
          </table:table-cell>
          <table:table-cell office:value-type="float" office:value="13651">
            <text:p>13651</text:p>
          </table:table-cell>
          <table:table-cell office:value-type="float" office:value="22458">
            <text:p>22458</text:p>
          </table:table-cell>
          <table:table-cell office:value-type="float" office:value="-325.875">
            <text:p>-325.875</text:p>
          </table:table-cell>
          <table:table-cell office:value-type="float" office:value="-2.125">
            <text:p>-2.125</text:p>
          </table:table-cell>
          <table:table-cell office:value-type="float" office:value="-21.375">
            <text:p>-21.375</text:p>
          </table:table-cell>
          <table:table-cell office:value-type="float" office:value="-0.0368636877828054">
            <text:p>-0.0368636878</text:p>
          </table:table-cell>
          <table:table-cell office:value-type="float" office:value="-0.000155666251556663">
            <text:p>-0.0001556663</text:p>
          </table:table-cell>
          <table:table-cell office:value-type="float" office:value="-0.000951776649746193">
            <text:p>-0.0009517766</text:p>
          </table:table-cell>
          <table:table-cell office:value-type="float" office:value="0.873640598454999">
            <text:p>0.8736405985</text:p>
          </table:table-cell>
          <table:table-cell office:value-type="float" office:value="0.999455215614236">
            <text:p>0.9994552156</text:p>
          </table:table-cell>
          <table:table-cell office:value-type="float" office:value="0.996670557248319">
            <text:p>0.9966705572</text:p>
          </table:table-cell>
          <table:table-cell office:value-type="float" office:value="-18.4542367949275">
            <text:p>-18.45423679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7956">
            <text:p>7956</text:p>
          </table:table-cell>
          <table:table-cell office:value-type="float" office:value="13271">
            <text:p>13271</text:p>
          </table:table-cell>
          <table:table-cell office:value-type="float" office:value="21584">
            <text:p>21584</text:p>
          </table:table-cell>
          <table:table-cell office:value-type="float" office:value="-76.5">
            <text:p>-76.5</text:p>
          </table:table-cell>
          <table:table-cell office:value-type="float" office:value="117.875">
            <text:p>117.875</text:p>
          </table:table-cell>
          <table:table-cell office:value-type="float" office:value="23.75">
            <text:p>23.75</text:p>
          </table:table-cell>
          <table:table-cell office:value-type="float" office:value="-0.00961538461538462">
            <text:p>-0.0096153846</text:p>
          </table:table-cell>
          <table:table-cell office:value-type="float" office:value="0.00888214904679376">
            <text:p>0.008882149</text:p>
          </table:table-cell>
          <table:table-cell office:value-type="float" office:value="0.00110035211267606">
            <text:p>0.0011003521</text:p>
          </table:table-cell>
          <table:table-cell office:value-type="float" office:value="0.966527366863905">
            <text:p>0.9665273669</text:p>
          </table:table-cell>
          <table:table-cell office:value-type="float" office:value="1.03124215110429">
            <text:p>1.0312421511</text:p>
          </table:table-cell>
          <table:table-cell office:value-type="float" office:value="1.00385360551292">
            <text:p>1.0038536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8670">
            <text:p>8670</text:p>
          </table:table-cell>
          <table:table-cell office:value-type="float" office:value="13340">
            <text:p>13340</text:p>
          </table:table-cell>
          <table:table-cell office:value-type="float" office:value="22477">
            <text:p>22477</text:p>
          </table:table-cell>
          <table:table-cell office:value-type="float" office:value="93.5">
            <text:p>93.5</text:p>
          </table:table-cell>
          <table:table-cell office:value-type="float" office:value="293.25">
            <text:p>293.25</text:p>
          </table:table-cell>
          <table:table-cell office:value-type="float" office:value="178.125">
            <text:p>178.125</text:p>
          </table:table-cell>
          <table:table-cell office:value-type="float" office:value="0.0107843137254902">
            <text:p>0.0107843137</text:p>
          </table:table-cell>
          <table:table-cell office:value-type="float" office:value="0.0219827586206897">
            <text:p>0.0219827586</text:p>
          </table:table-cell>
          <table:table-cell office:value-type="float" office:value="0.00792476754015215">
            <text:p>0.0079247675</text:p>
          </table:table-cell>
          <table:table-cell office:value-type="float" office:value="1.03797304882737">
            <text:p>1.0379730488</text:p>
          </table:table-cell>
          <table:table-cell office:value-type="float" office:value="1.0778868088585">
            <text:p>1.0778868089</text:p>
          </table:table-cell>
          <table:table-cell office:value-type="float" office:value="1.02785977819404">
            <text:p>1.0278597782</text:p>
          </table:table-cell>
          <table:table-cell office:value-type="float" office:value="0">
            <text:p>0</text:p>
          </table:table-cell>
          <table:table-cell office:value-type="float" office:value="31.8767187364769">
            <text:p>31.8767187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9180">
            <text:p>9180</text:p>
          </table:table-cell>
          <table:table-cell office:value-type="float" office:value="14124">
            <text:p>14124</text:p>
          </table:table-cell>
          <table:table-cell office:value-type="float" office:value="23104">
            <text:p>23104</text:p>
          </table:table-cell>
          <table:table-cell office:value-type="float" office:value="-23.375">
            <text:p>-23.375</text:p>
          </table:table-cell>
          <table:table-cell office:value-type="float" office:value="165">
            <text:p>165</text:p>
          </table:table-cell>
          <table:table-cell office:value-type="float" office:value="11.875">
            <text:p>11.875</text:p>
          </table:table-cell>
          <table:table-cell office:value-type="float" office:value="-0.0025462962962963">
            <text:p>-0.0025462963</text:p>
          </table:table-cell>
          <table:table-cell office:value-type="float" office:value="0.0116822429906542">
            <text:p>0.011682243</text:p>
          </table:table-cell>
          <table:table-cell office:value-type="float" office:value="0.000513980263157895">
            <text:p>0.0005139803</text:p>
          </table:table-cell>
          <table:table-cell office:value-type="float" office:value="0.991100670867627">
            <text:p>0.9911006709</text:p>
          </table:table-cell>
          <table:table-cell office:value-type="float" office:value="1.04115534107782">
            <text:p>1.0411553411</text:p>
          </table:table-cell>
          <table:table-cell office:value-type="float" office:value="1.00179944870545">
            <text:p>1.00179944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9438">
            <text:p>9438</text:p>
          </table:table-cell>
          <table:table-cell office:value-type="float" office:value="13728">
            <text:p>13728</text:p>
          </table:table-cell>
          <table:table-cell office:value-type="float" office:value="23788">
            <text:p>23788</text:p>
          </table:table-cell>
          <table:table-cell office:value-type="float" office:value="-326.875">
            <text:p>-326.875</text:p>
          </table:table-cell>
          <table:table-cell office:value-type="float" office:value="-56">
            <text:p>-56</text:p>
          </table:table-cell>
          <table:table-cell office:value-type="float" office:value="99.75">
            <text:p>99.75</text:p>
          </table:table-cell>
          <table:table-cell office:value-type="float" office:value="-0.0346339266793812">
            <text:p>-0.0346339267</text:p>
          </table:table-cell>
          <table:table-cell office:value-type="float" office:value="-0.00407925407925408">
            <text:p>-0.0040792541</text:p>
          </table:table-cell>
          <table:table-cell office:value-type="float" office:value="0.00419329073482428">
            <text:p>0.0041932907</text:p>
          </table:table-cell>
          <table:table-cell office:value-type="float" office:value="0.881132294021542">
            <text:p>0.881132294</text:p>
          </table:table-cell>
          <table:table-cell office:value-type="float" office:value="0.985755225737743">
            <text:p>0.9857552257</text:p>
          </table:table-cell>
          <table:table-cell office:value-type="float" office:value="1.01471098159877">
            <text:p>1.0147109816</text:p>
          </table:table-cell>
          <table:table-cell office:value-type="float" office:value="-19.6649218954586">
            <text:p>-19.66492189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9504">
            <text:p>9504</text:p>
          </table:table-cell>
          <table:table-cell office:value-type="float" office:value="13824">
            <text:p>13824</text:p>
          </table:table-cell>
          <table:table-cell office:value-type="float" office:value="23788">
            <text:p>23788</text:p>
          </table:table-cell>
          <table:table-cell office:value-type="float" office:value="86.625">
            <text:p>86.625</text:p>
          </table:table-cell>
          <table:table-cell office:value-type="float" office:value="126">
            <text:p>126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.00911458333333333">
            <text:p>0.0091145833</text:p>
          </table:table-cell>
          <table:table-cell office:value-type="float" office:value="0.00958466453674121">
            <text:p>0.0095846645</text:p>
          </table:table-cell>
          <table:table-cell table:number-columns-repeated="2" office:value-type="float" office:value="1.03206386990017">
            <text:p>1.0320638699</text:p>
          </table:table-cell>
          <table:table-cell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9691">
            <text:p>9691</text:p>
          </table:table-cell>
          <table:table-cell office:value-type="float" office:value="14096">
            <text:p>14096</text:p>
          </table:table-cell>
          <table:table-cell office:value-type="float" office:value="24396">
            <text:p>24396</text:p>
          </table:table-cell>
          <table:table-cell office:value-type="float" office:value="121">
            <text:p>121</text:p>
          </table:table-cell>
          <table:table-cell office:value-type="float" office:value="176">
            <text:p>176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.0124858115777526">
            <text:p>0.0124858116</text:p>
          </table:table-cell>
          <table:table-cell office:value-type="float" office:value="0.0116822429906542">
            <text:p>0.011682243</text:p>
          </table:table-cell>
          <table:table-cell table:number-columns-repeated="2" office:value-type="float" office:value="1.04400589568401">
            <text:p>1.0440058957</text:p>
          </table:table-cell>
          <table:table-cell office:value-type="float" office:value="1.04115534107782">
            <text:p>1.0411553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9152">
            <text:p>9152</text:p>
          </table:table-cell>
          <table:table-cell office:value-type="float" office:value="14333">
            <text:p>14333</text:p>
          </table:table-cell>
          <table:table-cell office:value-type="float" office:value="23541">
            <text:p>23541</text:p>
          </table:table-cell>
          <table:table-cell office:value-type="float" office:value="-55">
            <text:p>-55</text:p>
          </table:table-cell>
          <table:table-cell office:value-type="float" office:value="-53.625">
            <text:p>-53.625</text:p>
          </table:table-cell>
          <table:table-cell office:value-type="float" office:value="121.125">
            <text:p>121.125</text:p>
          </table:table-cell>
          <table:table-cell office:value-type="float" office:value="-0.00600961538461538">
            <text:p>-0.0060096154</text:p>
          </table:table-cell>
          <table:table-cell office:value-type="float" office:value="-0.00374136607828089">
            <text:p>-0.0037413661</text:p>
          </table:table-cell>
          <table:table-cell office:value-type="float" office:value="0.0051452784503632">
            <text:p>0.0051452785</text:p>
          </table:table-cell>
          <table:table-cell office:value-type="float" office:value="0.979037132488905">
            <text:p>0.9790371325</text:p>
          </table:table-cell>
          <table:table-cell office:value-type="float" office:value="0.986932654453475">
            <text:p>0.9869326545</text:p>
          </table:table-cell>
          <table:table-cell office:value-type="float" office:value="1.01806036340132">
            <text:p>1.0180603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8752">
            <text:p>8752</text:p>
          </table:table-cell>
          <table:table-cell office:value-type="float" office:value="13728">
            <text:p>13728</text:p>
          </table:table-cell>
          <table:table-cell office:value-type="float" office:value="23256">
            <text:p>23256</text:p>
          </table:table-cell>
          <table:table-cell office:value-type="float" office:value="76">
            <text:p>76</text:p>
          </table:table-cell>
          <table:table-cell office:value-type="float" office:value="-56">
            <text:p>-56</text:p>
          </table:table-cell>
          <table:table-cell office:value-type="float" office:value="54.625">
            <text:p>54.625</text:p>
          </table:table-cell>
          <table:table-cell office:value-type="float" office:value="0.00868372943327239">
            <text:p>0.0086837294</text:p>
          </table:table-cell>
          <table:table-cell office:value-type="float" office:value="-0.00407925407925408">
            <text:p>-0.0040792541</text:p>
          </table:table-cell>
          <table:table-cell office:value-type="float" office:value="0.00234885620915033">
            <text:p>0.0023488562</text:p>
          </table:table-cell>
          <table:table-cell office:value-type="float" office:value="1.03054085104392">
            <text:p>1.030540851</text:p>
          </table:table-cell>
          <table:table-cell office:value-type="float" office:value="0.985755225737743">
            <text:p>0.9857552257</text:p>
          </table:table-cell>
          <table:table-cell office:value-type="float" office:value="1.00823181029799">
            <text:p>1.0082318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9690">
            <text:p>9690</text:p>
          </table:table-cell>
          <table:table-cell office:value-type="float" office:value="14093">
            <text:p>14093</text:p>
          </table:table-cell>
          <table:table-cell office:value-type="float" office:value="23408">
            <text:p>23408</text:p>
          </table:table-cell>
          <table:table-cell office:value-type="float" office:value="91.375">
            <text:p>91.375</text:p>
          </table:table-cell>
          <table:table-cell office:value-type="float" office:value="78.625">
            <text:p>78.625</text:p>
          </table:table-cell>
          <table:table-cell office:value-type="float" office:value="99.75">
            <text:p>99.75</text:p>
          </table:table-cell>
          <table:table-cell office:value-type="float" office:value="0.00942982456140351">
            <text:p>0.0094298246</text:p>
          </table:table-cell>
          <table:table-cell office:value-type="float" office:value="0.00557901085645356">
            <text:p>0.0055790109</text:p>
          </table:table-cell>
          <table:table-cell office:value-type="float" office:value="0.00426136363636364">
            <text:p>0.0042613636</text:p>
          </table:table-cell>
          <table:table-cell office:value-type="float" office:value="1.03317867228378">
            <text:p>1.0331786723</text:p>
          </table:table-cell>
          <table:table-cell office:value-type="float" office:value="1.01958754370737">
            <text:p>1.0195875437</text:p>
          </table:table-cell>
          <table:table-cell office:value-type="float" office:value="1.01495036479855">
            <text:p>1.0149503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0087">
            <text:p>10087</text:p>
          </table:table-cell>
          <table:table-cell office:value-type="float" office:value="14672">
            <text:p>14672</text:p>
          </table:table-cell>
          <table:table-cell office:value-type="float" office:value="24757">
            <text:p>24757</text:p>
          </table:table-cell>
          <table:table-cell office:value-type="float" office:value="8.625">
            <text:p>8.625</text:p>
          </table:table-cell>
          <table:table-cell office:value-type="float" office:value="12.625">
            <text:p>12.625</text:p>
          </table:table-cell>
          <table:table-cell office:value-type="float" office:value="-92.625">
            <text:p>-92.625</text:p>
          </table:table-cell>
          <table:table-cell office:value-type="float" office:value="0.000855060969564786">
            <text:p>0.000855061</text:p>
          </table:table-cell>
          <table:table-cell office:value-type="float" office:value="0.000860482551799346">
            <text:p>0.0008604826</text:p>
          </table:table-cell>
          <table:table-cell office:value-type="float" office:value="-0.00374136607828089">
            <text:p>-0.0037413661</text:p>
          </table:table-cell>
          <table:table-cell office:value-type="float" office:value="1.00299414640683">
            <text:p>1.0029941464</text:p>
          </table:table-cell>
          <table:table-cell office:value-type="float" office:value="1.00301314017453">
            <text:p>1.0030131402</text:p>
          </table:table-cell>
          <table:table-cell office:value-type="float" office:value="0.986932654453475">
            <text:p>0.98693265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9427">
            <text:p>9427</text:p>
          </table:table-cell>
          <table:table-cell office:value-type="float" office:value="13712">
            <text:p>13712</text:p>
          </table:table-cell>
          <table:table-cell office:value-type="float" office:value="24073">
            <text:p>24073</text:p>
          </table:table-cell>
          <table:table-cell office:value-type="float" office:value="161.125">
            <text:p>161.125</text:p>
          </table:table-cell>
          <table:table-cell office:value-type="float" office:value="234.375">
            <text:p>234.375</text:p>
          </table:table-cell>
          <table:table-cell office:value-type="float" office:value="-42.75">
            <text:p>-42.75</text:p>
          </table:table-cell>
          <table:table-cell office:value-type="float" office:value="0.0170918637954811">
            <text:p>0.0170918638</text:p>
          </table:table-cell>
          <table:table-cell office:value-type="float" office:value="0.0170926925320887">
            <text:p>0.0170926925</text:p>
          </table:table-cell>
          <table:table-cell office:value-type="float" office:value="-0.00177584846093133">
            <text:p>-0.0017758485</text:p>
          </table:table-cell>
          <table:table-cell office:value-type="float" office:value="1.06039410162787">
            <text:p>1.0603941016</text:p>
          </table:table-cell>
          <table:table-cell office:value-type="float" office:value="1.06039705773278">
            <text:p>1.0603970577</text:p>
          </table:table-cell>
          <table:table-cell office:value-type="float" office:value="0.993790711516742">
            <text:p>0.99379071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9846">
            <text:p>9846</text:p>
          </table:table-cell>
          <table:table-cell office:value-type="float" office:value="14025">
            <text:p>14025</text:p>
          </table:table-cell>
          <table:table-cell office:value-type="float" office:value="24225">
            <text:p>24225</text:p>
          </table:table-cell>
          <table:table-cell office:value-type="float" office:value="85.5">
            <text:p>85.5</text:p>
          </table:table-cell>
          <table:table-cell office:value-type="float" office:value="104.5">
            <text:p>104.5</text:p>
          </table:table-cell>
          <table:table-cell office:value-type="float" office:value="180.5">
            <text:p>180.5</text:p>
          </table:table-cell>
          <table:table-cell office:value-type="float" office:value="0.00868372943327239">
            <text:p>0.0086837294</text:p>
          </table:table-cell>
          <table:table-cell table:number-columns-repeated="2" office:value-type="float" office:value="0.00745098039215686">
            <text:p>0.0074509804</text:p>
          </table:table-cell>
          <table:table-cell office:value-type="float" office:value="1.03054085104392">
            <text:p>1.030540851</text:p>
          </table:table-cell>
          <table:table-cell table:number-columns-repeated="2" office:value-type="float" office:value="1.02618724490581">
            <text:p>1.0261872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78">
            <text:p>878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8740">
            <text:p>8740</text:p>
          </table:table-cell>
          <table:table-cell office:value-type="float" office:value="14234">
            <text:p>14234</text:p>
          </table:table-cell>
          <table:table-cell office:value-type="float" office:value="24586">
            <text:p>24586</text:p>
          </table:table-cell>
          <table:table-cell office:value-type="float" office:value="1970.5">
            <text:p>1970.5</text:p>
          </table:table-cell>
          <table:table-cell office:value-type="float" office:value="140.25">
            <text:p>140.25</text:p>
          </table:table-cell>
          <table:table-cell office:value-type="float" office:value="242.25">
            <text:p>242.25</text:p>
          </table:table-cell>
          <table:table-cell office:value-type="float" office:value="0.22545766590389">
            <text:p>0.2254576659</text:p>
          </table:table-cell>
          <table:table-cell table:number-columns-repeated="2" office:value-type="float" office:value="0.0098531684698609">
            <text:p>0.0098531685</text:p>
          </table:table-cell>
          <table:table-cell office:value-type="float" office:value="1.88873090252868">
            <text:p>1.8887309025</text:p>
          </table:table-cell>
          <table:table-cell table:number-columns-repeated="2" office:value-type="float" office:value="1.03467637610515">
            <text:p>1.0346763761</text:p>
          </table:table-cell>
          <table:table-cell office:value-type="float" office:value="3.40923836189845">
            <text:p>3.40923836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9724">
            <text:p>9724</text:p>
          </table:table-cell>
          <table:table-cell office:value-type="float" office:value="14672">
            <text:p>14672</text:p>
          </table:table-cell>
          <table:table-cell office:value-type="float" office:value="23655">
            <text:p>23655</text:p>
          </table:table-cell>
          <table:table-cell office:value-type="float" office:value="-95.625">
            <text:p>-95.625</text:p>
          </table:table-cell>
          <table:table-cell office:value-type="float" office:value="-1313.375">
            <text:p>-1313.375</text:p>
          </table:table-cell>
          <table:table-cell office:value-type="float" office:value="-66.5">
            <text:p>-66.5</text:p>
          </table:table-cell>
          <table:table-cell office:value-type="float" office:value="-0.00983391608391608">
            <text:p>-0.0098339161</text:p>
          </table:table-cell>
          <table:table-cell office:value-type="float" office:value="-0.0895157442748092">
            <text:p>-0.0895157443</text:p>
          </table:table-cell>
          <table:table-cell office:value-type="float" office:value="-0.00281124497991968">
            <text:p>-0.002811245</text:p>
          </table:table-cell>
          <table:table-cell office:value-type="float" office:value="0.965770837281163">
            <text:p>0.9657708373</text:p>
          </table:table-cell>
          <table:table-cell office:value-type="float" office:value="0.702400509245391">
            <text:p>0.7024005092</text:p>
          </table:table-cell>
          <table:table-cell office:value-type="float" office:value="0.990176132643022">
            <text:p>0.9901761326</text:p>
          </table:table-cell>
          <table:table-cell office:value-type="float" office:value="0">
            <text:p>0</text:p>
          </table:table-cell>
          <table:table-cell office:value-type="float" office:value="-7.39130941805667">
            <text:p>-7.3913094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9299">
            <text:p>9299</text:p>
          </table:table-cell>
          <table:table-cell office:value-type="float" office:value="14025">
            <text:p>14025</text:p>
          </table:table-cell>
          <table:table-cell office:value-type="float" office:value="23199">
            <text:p>23199</text:p>
          </table:table-cell>
          <table:table-cell office:value-type="float" office:value="80.75">
            <text:p>80.75</text:p>
          </table:table-cell>
          <table:table-cell office:value-type="float" office:value="-1269.375">
            <text:p>-1269.375</text:p>
          </table:table-cell>
          <table:table-cell office:value-type="float" office:value="130.625">
            <text:p>130.625</text:p>
          </table:table-cell>
          <table:table-cell office:value-type="float" office:value="0.00868372943327239">
            <text:p>0.0086837294</text:p>
          </table:table-cell>
          <table:table-cell office:value-type="float" office:value="-0.0905080213903743">
            <text:p>-0.0905080214</text:p>
          </table:table-cell>
          <table:table-cell office:value-type="float" office:value="0.00563063063063063">
            <text:p>0.0056306306</text:p>
          </table:table-cell>
          <table:table-cell office:value-type="float" office:value="1.03054085104392">
            <text:p>1.030540851</text:p>
          </table:table-cell>
          <table:table-cell office:value-type="float" office:value="0.699277660928251">
            <text:p>0.6992776609</text:p>
          </table:table-cell>
          <table:table-cell office:value-type="float" office:value="1.01976934704975">
            <text:p>1.019769347</text:p>
          </table:table-cell>
          <table:table-cell office:value-type="float" office:value="0">
            <text:p>0</text:p>
          </table:table-cell>
          <table:table-cell office:value-type="float" office:value="-7.30635344917059">
            <text:p>-7.30635344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0591">
            <text:p>10591</text:p>
          </table:table-cell>
          <table:table-cell office:value-type="float" office:value="18627">
            <text:p>18627</text:p>
          </table:table-cell>
          <table:table-cell office:value-type="float" office:value="32268">
            <text:p>32268</text:p>
          </table:table-cell>
          <table:table-cell office:value-type="float" office:value="5">
            <text:p>5</text:p>
          </table:table-cell>
          <table:table-cell office:value-type="float" office:value="-660.857142857143">
            <text:p>-660.8571428571</text:p>
          </table:table-cell>
          <table:table-cell office:value-type="float" office:value="-1090.875">
            <text:p>-1090.875</text:p>
          </table:table-cell>
          <table:table-cell office:value-type="float" office:value="0.000472098951940327">
            <text:p>0.000472099</text:p>
          </table:table-cell>
          <table:table-cell office:value-type="float" office:value="-0.0354784529369809">
            <text:p>-0.0354784529</text:p>
          </table:table-cell>
          <table:table-cell office:value-type="float" office:value="-0.03380671253254">
            <text:p>-0.0338067125</text:p>
          </table:table-cell>
          <table:table-cell office:value-type="float" office:value="1.00165278317154">
            <text:p>1.0016527832</text:p>
          </table:table-cell>
          <table:table-cell office:value-type="float" office:value="0.878292507141258">
            <text:p>0.8782925071</text:p>
          </table:table-cell>
          <table:table-cell office:value-type="float" office:value="0.883916578008135">
            <text:p>0.883916578</text:p>
          </table:table-cell>
          <table:table-cell office:value-type="float" office:value="0">
            <text:p>0</text:p>
          </table:table-cell>
          <table:table-cell office:value-type="float" office:value="-19.1884708421098">
            <text:p>-19.1884708421</text:p>
          </table:table-cell>
          <table:table-cell office:value-type="float" office:value="-20.1546811052742">
            <text:p>-20.154681105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152">
            <text:p>11152</text:p>
          </table:table-cell>
          <table:table-cell office:value-type="float" office:value="19859">
            <text:p>19859</text:p>
          </table:table-cell>
          <table:table-cell office:value-type="float" office:value="51060">
            <text:p>51060</text:p>
          </table:table-cell>
          <table:table-cell office:value-type="float" office:value="-346.25">
            <text:p>-346.25</text:p>
          </table:table-cell>
          <table:table-cell office:value-type="float" office:value="-2340.83333333333">
            <text:p>-2340.8333333333</text:p>
          </table:table-cell>
          <table:table-cell office:value-type="float" office:value="-1141.375">
            <text:p>-1141.375</text:p>
          </table:table-cell>
          <table:table-cell office:value-type="float" office:value="-0.0310482424677188">
            <text:p>-0.0310482425</text:p>
          </table:table-cell>
          <table:table-cell office:value-type="float" office:value="-0.117872668982997">
            <text:p>-0.117872669</text:p>
          </table:table-cell>
          <table:table-cell office:value-type="float" office:value="-0.0223536036036036">
            <text:p>-0.0223536036</text:p>
          </table:table-cell>
          <table:table-cell office:value-type="float" office:value="0.893220578349239">
            <text:p>0.8932205783</text:p>
          </table:table-cell>
          <table:table-cell office:value-type="float" office:value="0.614677832102134">
            <text:p>0.6146778321</text:p>
          </table:table-cell>
          <table:table-cell office:value-type="float" office:value="0.922741767231759">
            <text:p>0.9227417672</text:p>
          </table:table-cell>
          <table:table-cell office:value-type="float" office:value="-21.9764489459452">
            <text:p>-21.9764489459</text:p>
          </table:table-cell>
          <table:table-cell office:value-type="float" office:value="-5.52665796016688">
            <text:p>-5.5266579602</text:p>
          </table:table-cell>
          <table:table-cell office:value-type="float" office:value="-30.6604176206016">
            <text:p>-30.660417620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2852">
            <text:p>2852</text:p>
          </table:table-cell>
          <table:table-cell office:value-type="float" office:value="7767">
            <text:p>7767</text:p>
          </table:table-cell>
          <table:table-cell office:value-type="float" office:value="24225">
            <text:p>24225</text:p>
          </table:table-cell>
          <table:table-cell office:value-type="float" office:value="-1289.625">
            <text:p>-1289.625</text:p>
          </table:table-cell>
          <table:table-cell office:value-type="float" office:value="-1045.25">
            <text:p>-1045.25</text:p>
          </table:table-cell>
          <table:table-cell office:value-type="float" office:value="-1223.375">
            <text:p>-1223.375</text:p>
          </table:table-cell>
          <table:table-cell office:value-type="float" office:value="-0.452182678821879">
            <text:p>-0.4521826788</text:p>
          </table:table-cell>
          <table:table-cell office:value-type="float" office:value="-0.134575769280288">
            <text:p>-0.1345757693</text:p>
          </table:table-cell>
          <table:table-cell office:value-type="float" office:value="-0.050500515995872">
            <text:p>-0.050500516</text:p>
          </table:table-cell>
          <table:table-cell office:value-type="float" office:value="0">
            <text:p>0</text:p>
          </table:table-cell>
          <table:table-cell office:value-type="float" office:value="0.564481657366658">
            <text:p>0.5644816574</text:p>
          </table:table-cell>
          <table:table-cell office:value-type="float" office:value="0.828246786161512">
            <text:p>0.8282467862</text:p>
          </table:table-cell>
          <table:table-cell office:value-type="float" office:value="-1.15176427936311">
            <text:p>-1.1517642794</text:p>
          </table:table-cell>
          <table:table-cell office:value-type="float" office:value="-4.79568971006924">
            <text:p>-4.7956897101</text:p>
          </table:table-cell>
          <table:table-cell office:value-type="float" office:value="-13.375979785921">
            <text:p>-13.375979785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2787">
            <text:p>2787</text:p>
          </table:table-cell>
          <table:table-cell office:value-type="float" office:value="7590">
            <text:p>7590</text:p>
          </table:table-cell>
          <table:table-cell office:value-type="float" office:value="25118">
            <text:p>25118</text:p>
          </table:table-cell>
          <table:table-cell office:value-type="float" office:value="-1317">
            <text:p>-1317</text:p>
          </table:table-cell>
          <table:table-cell office:value-type="float" office:value="-1318.28571428571">
            <text:p>-1318.2857142857</text:p>
          </table:table-cell>
          <table:table-cell office:value-type="float" office:value="-1333">
            <text:p>-1333</text:p>
          </table:table-cell>
          <table:table-cell office:value-type="float" office:value="-0.472551130247578">
            <text:p>-0.4725511302</text:p>
          </table:table-cell>
          <table:table-cell office:value-type="float" office:value="-0.173687182382835">
            <text:p>-0.1736871824</text:p>
          </table:table-cell>
          <table:table-cell office:value-type="float" office:value="-0.053069511903814">
            <text:p>-0.0530695119</text:p>
          </table:table-cell>
          <table:table-cell office:value-type="float" office:value="0">
            <text:p>0</text:p>
          </table:table-cell>
          <table:table-cell office:value-type="float" office:value="0.451222646815292">
            <text:p>0.4512226468</text:p>
          </table:table-cell>
          <table:table-cell office:value-type="float" office:value="0.819776799600321">
            <text:p>0.8197767996</text:p>
          </table:table-cell>
          <table:table-cell office:value-type="float" office:value="-1.08354471340844">
            <text:p>-1.0835447134</text:p>
          </table:table-cell>
          <table:table-cell office:value-type="float" office:value="-3.63319221466268">
            <text:p>-3.6331922147</text:p>
          </table:table-cell>
          <table:table-cell office:value-type="float" office:value="-12.7113952537213">
            <text:p>-12.711395253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712">
            <text:p>1712</text:p>
          </table:table-cell>
          <table:table-cell office:value-type="float" office:value="6799">
            <text:p>6799</text:p>
          </table:table-cell>
          <table:table-cell office:value-type="float" office:value="24107">
            <text:p>24107</text:p>
          </table:table-cell>
          <table:table-cell table:number-columns-repeated="2" office:value-type="float" office:value="0">
            <text:p>0</text:p>
          </table:table-cell>
          <table:table-cell office:value-type="float" office:value="-1805.33333333333">
            <text:p>-1805.3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748883450173532">
            <text:p>-0.074888345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748882990309363">
            <text:p>0.7488829903</text:p>
          </table:table-cell>
          <table:table-cell table:number-columns-repeated="2" office:value-type="float" office:value="0">
            <text:p>0</text:p>
          </table:table-cell>
          <table:table-cell office:value-type="float" office:value="-8.9046723370193">
            <text:p>-8.90467233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052">
            <text:p>1052</text:p>
          </table:table-cell>
          <table:table-cell office:value-type="float" office:value="5580">
            <text:p>5580</text:p>
          </table:table-cell>
          <table:table-cell office:value-type="float" office:value="18172">
            <text:p>18172</text:p>
          </table:table-cell>
          <table:table-cell office:value-type="float" office:value="0">
            <text:p>0</text:p>
          </table:table-cell>
          <table:table-cell office:value-type="float" office:value="-5956.4">
            <text:p>-5956.4</text:p>
          </table:table-cell>
          <table:table-cell office:value-type="float" office:value="-2295.6">
            <text:p>-2295.6</text:p>
          </table:table-cell>
          <table:table-cell office:value-type="float" office:value="0">
            <text:p>0</text:p>
          </table:table-cell>
          <table:table-cell office:value-type="float" office:value="-1.06745519713262">
            <text:p>-1.0674551971</text:p>
          </table:table-cell>
          <table:table-cell office:value-type="float" office:value="-0.126326216156725">
            <text:p>-0.126326216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589136536712876">
            <text:p>0.589136536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3259034934985">
            <text:p>-5.132590349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5">
            <text:p>5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646">
            <text:p>646</text:p>
          </table:table-cell>
          <table:table-cell office:value-type="float" office:value="3858">
            <text:p>3858</text:p>
          </table:table-cell>
          <table:table-cell office:value-type="float" office:value="17078">
            <text:p>17078</text:p>
          </table:table-cell>
          <table:table-cell table:number-columns-repeated="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5">
            <text:p>5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360">
            <text:p>360</text:p>
          </table:table-cell>
          <table:table-cell office:value-type="float" office:value="2150">
            <text:p>2150</text:p>
          </table:table-cell>
          <table:table-cell office:value-type="float" office:value="16051">
            <text:p>16051</text:p>
          </table:table-cell>
          <table:table-cell table:number-columns-repeated="7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5">
            <text:p>5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54">
            <text:p>154</text:p>
          </table:table-cell>
          <table:table-cell office:value-type="float" office:value="1217">
            <text:p>1217</text:p>
          </table:table-cell>
          <table:table-cell office:value-type="float" office:value="15085">
            <text:p>15085</text:p>
          </table:table-cell>
          <table:table-cell table:number-columns-repeated="7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1.75">
            <text:p>151.75</text:p>
          </table:table-cell>
          <table:table-cell office:value-type="float" office:value="7845.25">
            <text:p>7845.25</text:p>
          </table:table-cell>
          <table:table-cell office:value-type="float" office:value="19480.5">
            <text:p>19480.5</text:p>
          </table:table-cell>
          <table:table-cell office:value-type="float" office:value="23.3375">
            <text:p>23.33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275">
            <text:p>1275</text:p>
          </table:table-cell>
          <table:table-cell office:value-type="float" office:value="66">
            <text:p>66</text:p>
          </table:table-cell>
          <table:table-cell office:value-type="float" office:value="656">
            <text:p>656</text:p>
          </table:table-cell>
          <table:table-cell office:value-type="float" office:value="14177">
            <text:p>14177</text:p>
          </table:table-cell>
          <table:table-cell table:number-columns-repeated="7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38">
            <text:p>138</text:p>
          </table:table-cell>
          <table:table-cell office:value-type="float" office:value="7895.33333333333">
            <text:p>7895.3333333333</text:p>
          </table:table-cell>
          <table:table-cell office:value-type="float" office:value="18210.6666666667">
            <text:p>18210.6666666667</text:p>
          </table:table-cell>
          <table:table-cell office:value-type="float" office:value="23.21">
            <text:p>23.2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22">
            <text:p>1322</text:p>
          </table:table-cell>
          <table:table-cell office:value-type="float" office:value="28">
            <text:p>28</text:p>
          </table:table-cell>
          <table:table-cell office:value-type="float" office:value="351">
            <text:p>351</text:p>
          </table:table-cell>
          <table:table-cell office:value-type="float" office:value="13324">
            <text:p>13324</text:p>
          </table:table-cell>
          <table:table-cell table:number-columns-repeated="7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3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11">
            <text:p>-11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  <table:table-cell office:value-type="float" office:value="16.1">
            <text:p>16.1</text:p>
          </table:table-cell>
          <table:table-cell office:value-type="float" office:value="18.7">
            <text:p>18.7</text:p>
          </table:table-cell>
          <table:table-cell office:value-type="float" office:value="7957">
            <text:p>7957</text:p>
          </table:table-cell>
          <table:table-cell office:value-type="float" office:value="9209">
            <text:p>9209</text:p>
          </table:table-cell>
          <table:table-cell office:value-type="float" office:value="10524">
            <text:p>105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3:48.07</dc:date>
    <dc:creator>Liam Widdess</dc:creator>
    <meta:editing-duration>P2DT3H30M54S</meta:editing-duration>
    <meta:editing-cycles>185</meta:editing-cycles>
    <meta:generator>OpenOffice/4.1.7$Win32 OpenOffice.org_project/417m1$Build-9800</meta:generator>
    <meta:document-statistic meta:table-count="8" meta:cell-count="845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90">
                <text:p>4290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85">
                <text:p>4285</text:p>
              </table:table-cell>
              <table:table-cell office:value-type="float" office:value="7637">
                <text:p>763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644">
                <text:p>764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77">
                <text:p>5177</text:p>
              </table:table-cell>
              <table:table-cell office:value-type="float" office:value="10297">
                <text:p>10297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352">
                <text:p>5352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405">
                <text:p>5405</text:p>
              </table:table-cell>
              <table:table-cell office:value-type="float" office:value="8917">
                <text:p>891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792">
                <text:p>5792</text:p>
              </table:table-cell>
              <table:table-cell office:value-type="float" office:value="10342">
                <text:p>1034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37">
                <text:p>4137</text:p>
              </table:table-cell>
              <table:table-cell office:value-type="float" office:value="6922">
                <text:p>6922</text:p>
              </table:table-cell>
              <table:table-cell office:value-type="float" office:value="12777">
                <text:p>127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946">
                <text:p>3946</text:p>
              </table:table-cell>
              <table:table-cell office:value-type="float" office:value="5947">
                <text:p>5947</text:p>
              </table:table-cell>
              <table:table-cell office:value-type="float" office:value="10858">
                <text:p>1085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916">
                <text:p>3916</text:p>
              </table:table-cell>
              <table:table-cell office:value-type="float" office:value="6581">
                <text:p>6581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276">
                <text:p>4276</text:p>
              </table:table-cell>
              <table:table-cell office:value-type="float" office:value="7310">
                <text:p>7310</text:p>
              </table:table-cell>
              <table:table-cell office:value-type="float" office:value="15922">
                <text:p>1592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04">
                <text:p>4604</text:p>
              </table:table-cell>
              <table:table-cell office:value-type="float" office:value="7780">
                <text:p>7780</text:p>
              </table:table-cell>
              <table:table-cell office:value-type="float" office:value="14187">
                <text:p>1418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20">
                <text:p>4520</text:p>
              </table:table-cell>
              <table:table-cell office:value-type="float" office:value="7607">
                <text:p>7607</text:p>
              </table:table-cell>
              <table:table-cell office:value-type="float" office:value="14552">
                <text:p>1455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82">
                <text:p>4882</text:p>
              </table:table-cell>
              <table:table-cell office:value-type="float" office:value="8500">
                <text:p>8500</text:p>
              </table:table-cell>
              <table:table-cell office:value-type="float" office:value="15878">
                <text:p>1587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62">
                <text:p>5562</text:p>
              </table:table-cell>
              <table:table-cell office:value-type="float" office:value="9621">
                <text:p>9621</text:p>
              </table:table-cell>
              <table:table-cell office:value-type="float" office:value="17892">
                <text:p>1789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610">
                <text:p>5610</text:p>
              </table:table-cell>
              <table:table-cell office:value-type="float" office:value="9792">
                <text:p>9792</text:p>
              </table:table-cell>
              <table:table-cell office:value-type="float" office:value="17392">
                <text:p>173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4">
                <text:p>5784</text:p>
              </table:table-cell>
              <table:table-cell office:value-type="float" office:value="9903">
                <text:p>9903</text:p>
              </table:table-cell>
              <table:table-cell office:value-type="float" office:value="16324">
                <text:p>1632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10">
                <text:p>6410</text:p>
              </table:table-cell>
              <table:table-cell office:value-type="float" office:value="11039">
                <text:p>11039</text:p>
              </table:table-cell>
              <table:table-cell office:value-type="float" office:value="17488">
                <text:p>1748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20">
                <text:p>7020</text:p>
              </table:table-cell>
              <table:table-cell office:value-type="float" office:value="11826">
                <text:p>11826</text:p>
              </table:table-cell>
              <table:table-cell office:value-type="float" office:value="17442">
                <text:p>1744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332">
                <text:p>7332</text:p>
              </table:table-cell>
              <table:table-cell office:value-type="float" office:value="11868">
                <text:p>11868</text:p>
              </table:table-cell>
              <table:table-cell office:value-type="float" office:value="17434">
                <text:p>1743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939">
                <text:p>7939</text:p>
              </table:table-cell>
              <table:table-cell office:value-type="float" office:value="11690">
                <text:p>11690</text:p>
              </table:table-cell>
              <table:table-cell office:value-type="float" office:value="17240">
                <text:p>17240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14">
                <text:p>9014</text:p>
              </table:table-cell>
              <table:table-cell office:value-type="float" office:value="12312">
                <text:p>12312</text:p>
              </table:table-cell>
              <table:table-cell office:value-type="float" office:value="19198">
                <text:p>1919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430">
                <text:p>9430</text:p>
              </table:table-cell>
              <table:table-cell office:value-type="float" office:value="12566">
                <text:p>12566</text:p>
              </table:table-cell>
              <table:table-cell office:value-type="float" office:value="19242">
                <text:p>1924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18">
                <text:p>9018</text:p>
              </table:table-cell>
              <table:table-cell office:value-type="float" office:value="12482">
                <text:p>12482</text:p>
              </table:table-cell>
              <table:table-cell office:value-type="float" office:value="19539">
                <text:p>1953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36">
                <text:p>8836</text:p>
              </table:table-cell>
              <table:table-cell office:value-type="float" office:value="12192">
                <text:p>12192</text:p>
              </table:table-cell>
              <table:table-cell office:value-type="float" office:value="19503">
                <text:p>1950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638">
                <text:p>13638</text:p>
              </table:table-cell>
              <table:table-cell office:value-type="float" office:value="19188">
                <text:p>1918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472">
                <text:p>13472</text:p>
              </table:table-cell>
              <table:table-cell office:value-type="float" office:value="18965">
                <text:p>1896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154">
                <text:p>13154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33">
                <text:p>9133</text:p>
              </table:table-cell>
              <table:table-cell office:value-type="float" office:value="13596">
                <text:p>13596</text:p>
              </table:table-cell>
              <table:table-cell office:value-type="float" office:value="19405">
                <text:p>1940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474">
                <text:p>10474</text:p>
              </table:table-cell>
              <table:table-cell office:value-type="float" office:value="13776">
                <text:p>13776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358">
                <text:p>10358</text:p>
              </table:table-cell>
              <table:table-cell office:value-type="float" office:value="13684">
                <text:p>13684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48">
                <text:p>10048</text:p>
              </table:table-cell>
              <table:table-cell office:value-type="float" office:value="13326">
                <text:p>13326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871">
                <text:p>13871</text:p>
              </table:table-cell>
              <table:table-cell office:value-type="float" office:value="21376">
                <text:p>2137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480">
                <text:p>14480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438">
                <text:p>14438</text:p>
              </table:table-cell>
              <table:table-cell office:value-type="float" office:value="22396">
                <text:p>2239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4974">
                <text:p>14974</text:p>
              </table:table-cell>
              <table:table-cell office:value-type="float" office:value="24769">
                <text:p>2476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534">
                <text:p>15534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358">
                <text:p>16358</text:p>
              </table:table-cell>
              <table:table-cell office:value-type="float" office:value="28431">
                <text:p>2843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7392">
                <text:p>17392</text:p>
              </table:table-cell>
              <table:table-cell office:value-type="float" office:value="29731">
                <text:p>2973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8103">
                <text:p>18103</text:p>
              </table:table-cell>
              <table:table-cell office:value-type="float" office:value="31177">
                <text:p>3117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499">
                <text:p>11499</text:p>
              </table:table-cell>
              <table:table-cell office:value-type="float" office:value="19042">
                <text:p>19042</text:p>
              </table:table-cell>
              <table:table-cell office:value-type="float" office:value="32334">
                <text:p>3233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689">
                <text:p>19689</text:p>
              </table:table-cell>
              <table:table-cell office:value-type="float" office:value="33841">
                <text:p>3384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693">
                <text:p>20693</text:p>
              </table:table-cell>
              <table:table-cell office:value-type="float" office:value="36137">
                <text:p>3613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817">
                <text:p>21817</text:p>
              </table:table-cell>
              <table:table-cell office:value-type="float" office:value="36333">
                <text:p>3633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4104">
                <text:p>14104</text:p>
              </table:table-cell>
              <table:table-cell office:value-type="float" office:value="22739">
                <text:p>22739</text:p>
              </table:table-cell>
              <table:table-cell office:value-type="float" office:value="34393">
                <text:p>3439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991">
                <text:p>22991</text:p>
              </table:table-cell>
              <table:table-cell office:value-type="float" office:value="33127">
                <text:p>331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282">
                <text:p>15282</text:p>
              </table:table-cell>
              <table:table-cell office:value-type="float" office:value="20487">
                <text:p>20487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2147">
                <text:p>12147</text:p>
              </table:table-cell>
              <table:table-cell office:value-type="float" office:value="20800">
                <text:p>20800</text:p>
              </table:table-cell>
              <table:table-cell office:value-type="float" office:value="35292">
                <text:p>3529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360">
                <text:p>9360</text:p>
              </table:table-cell>
              <table:table-cell office:value-type="float" office:value="20176">
                <text:p>20176</text:p>
              </table:table-cell>
              <table:table-cell office:value-type="float" office:value="33074">
                <text:p>3307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8424">
                <text:p>8424</text:p>
              </table:table-cell>
              <table:table-cell office:value-type="float" office:value="19780">
                <text:p>19780</text:p>
              </table:table-cell>
              <table:table-cell office:value-type="float" office:value="32043">
                <text:p>3204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9180">
                <text:p>9180</text:p>
              </table:table-cell>
              <table:table-cell office:value-type="float" office:value="19300">
                <text:p>19300</text:p>
              </table:table-cell>
              <table:table-cell office:value-type="float" office:value="33901">
                <text:p>3390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9720">
                <text:p>9720</text:p>
              </table:table-cell>
              <table:table-cell office:value-type="float" office:value="18630">
                <text:p>18630</text:p>
              </table:table-cell>
              <table:table-cell office:value-type="float" office:value="34396">
                <text:p>3439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9360">
                <text:p>9360</text:p>
              </table:table-cell>
              <table:table-cell office:value-type="float" office:value="17310">
                <text:p>17310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8424">
                <text:p>8424</text:p>
              </table:table-cell>
              <table:table-cell office:value-type="float" office:value="16926">
                <text:p>16926</text:p>
              </table:table-cell>
              <table:table-cell office:value-type="float" office:value="30193">
                <text:p>3019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9180">
                <text:p>9180</text:p>
              </table:table-cell>
              <table:table-cell office:value-type="float" office:value="15277">
                <text:p>15277</text:p>
              </table:table-cell>
              <table:table-cell office:value-type="float" office:value="26220">
                <text:p>2622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8840">
                <text:p>8840</text:p>
              </table:table-cell>
              <table:table-cell office:value-type="float" office:value="13651">
                <text:p>13651</text:p>
              </table:table-cell>
              <table:table-cell office:value-type="float" office:value="22458">
                <text:p>2245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7956">
                <text:p>7956</text:p>
              </table:table-cell>
              <table:table-cell office:value-type="float" office:value="13271">
                <text:p>13271</text:p>
              </table:table-cell>
              <table:table-cell office:value-type="float" office:value="21584">
                <text:p>2158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8670">
                <text:p>8670</text:p>
              </table:table-cell>
              <table:table-cell office:value-type="float" office:value="13340">
                <text:p>13340</text:p>
              </table:table-cell>
              <table:table-cell office:value-type="float" office:value="22477">
                <text:p>2247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9180">
                <text:p>9180</text:p>
              </table:table-cell>
              <table:table-cell office:value-type="float" office:value="14124">
                <text:p>14124</text:p>
              </table:table-cell>
              <table:table-cell office:value-type="float" office:value="23104">
                <text:p>2310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9438">
                <text:p>9438</text:p>
              </table:table-cell>
              <table:table-cell office:value-type="float" office:value="13728">
                <text:p>13728</text:p>
              </table:table-cell>
              <table:table-cell office:value-type="float" office:value="23788">
                <text:p>2378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9504">
                <text:p>9504</text:p>
              </table:table-cell>
              <table:table-cell office:value-type="float" office:value="13824">
                <text:p>13824</text:p>
              </table:table-cell>
              <table:table-cell office:value-type="float" office:value="23788">
                <text:p>2378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9691">
                <text:p>9691</text:p>
              </table:table-cell>
              <table:table-cell office:value-type="float" office:value="14096">
                <text:p>14096</text:p>
              </table:table-cell>
              <table:table-cell office:value-type="float" office:value="24396">
                <text:p>2439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9152">
                <text:p>9152</text:p>
              </table:table-cell>
              <table:table-cell office:value-type="float" office:value="14333">
                <text:p>14333</text:p>
              </table:table-cell>
              <table:table-cell office:value-type="float" office:value="23541">
                <text:p>235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8752">
                <text:p>8752</text:p>
              </table:table-cell>
              <table:table-cell office:value-type="float" office:value="13728">
                <text:p>13728</text:p>
              </table:table-cell>
              <table:table-cell office:value-type="float" office:value="23256">
                <text:p>2325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9690">
                <text:p>9690</text:p>
              </table:table-cell>
              <table:table-cell office:value-type="float" office:value="14093">
                <text:p>14093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087">
                <text:p>10087</text:p>
              </table:table-cell>
              <table:table-cell office:value-type="float" office:value="14672">
                <text:p>14672</text:p>
              </table:table-cell>
              <table:table-cell office:value-type="float" office:value="24757">
                <text:p>247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9427">
                <text:p>9427</text:p>
              </table:table-cell>
              <table:table-cell office:value-type="float" office:value="13712">
                <text:p>13712</text:p>
              </table:table-cell>
              <table:table-cell office:value-type="float" office:value="24073">
                <text:p>2407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9846">
                <text:p>9846</text:p>
              </table:table-cell>
              <table:table-cell office:value-type="float" office:value="14025">
                <text:p>14025</text:p>
              </table:table-cell>
              <table:table-cell office:value-type="float" office:value="24225">
                <text:p>242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40">
                <text:p>8740</text:p>
              </table:table-cell>
              <table:table-cell office:value-type="float" office:value="14234">
                <text:p>14234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9724">
                <text:p>9724</text:p>
              </table:table-cell>
              <table:table-cell office:value-type="float" office:value="14672">
                <text:p>14672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9299">
                <text:p>9299</text:p>
              </table:table-cell>
              <table:table-cell office:value-type="float" office:value="14025">
                <text:p>14025</text:p>
              </table:table-cell>
              <table:table-cell office:value-type="float" office:value="23199">
                <text:p>2319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591">
                <text:p>10591</text:p>
              </table:table-cell>
              <table:table-cell office:value-type="float" office:value="18627">
                <text:p>18627</text:p>
              </table:table-cell>
              <table:table-cell office:value-type="float" office:value="32268">
                <text:p>3226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152">
                <text:p>11152</text:p>
              </table:table-cell>
              <table:table-cell office:value-type="float" office:value="19859">
                <text:p>19859</text:p>
              </table:table-cell>
              <table:table-cell office:value-type="float" office:value="51060">
                <text:p>5106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2852">
                <text:p>2852</text:p>
              </table:table-cell>
              <table:table-cell office:value-type="float" office:value="7767">
                <text:p>7767</text:p>
              </table:table-cell>
              <table:table-cell office:value-type="float" office:value="24225">
                <text:p>2422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2787">
                <text:p>2787</text:p>
              </table:table-cell>
              <table:table-cell office:value-type="float" office:value="7590">
                <text:p>7590</text:p>
              </table:table-cell>
              <table:table-cell office:value-type="float" office:value="25118">
                <text:p>2511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712">
                <text:p>1712</text:p>
              </table:table-cell>
              <table:table-cell office:value-type="float" office:value="6799">
                <text:p>6799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52">
                <text:p>1052</text:p>
              </table:table-cell>
              <table:table-cell office:value-type="float" office:value="5580">
                <text:p>5580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646">
                <text:p>646</text:p>
              </table:table-cell>
              <table:table-cell office:value-type="float" office:value="3858">
                <text:p>3858</text:p>
              </table:table-cell>
              <table:table-cell office:value-type="float" office:value="17078">
                <text:p>1707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360">
                <text:p>360</text:p>
              </table:table-cell>
              <table:table-cell office:value-type="float" office:value="2150">
                <text:p>2150</text:p>
              </table:table-cell>
              <table:table-cell office:value-type="float" office:value="16051">
                <text:p>16051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54">
                <text:p>154</text:p>
              </table:table-cell>
              <table:table-cell office:value-type="float" office:value="1217">
                <text:p>1217</text:p>
              </table:table-cell>
              <table:table-cell office:value-type="float" office:value="15085">
                <text:p>1508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66">
                <text:p>66</text:p>
              </table:table-cell>
              <table:table-cell office:value-type="float" office:value="656">
                <text:p>656</text:p>
              </table:table-cell>
              <table:table-cell office:value-type="float" office:value="14177">
                <text:p>1417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8">
                <text:p>28</text:p>
              </table:table-cell>
              <table:table-cell office:value-type="float" office:value="351">
                <text:p>351</text:p>
              </table:table-cell>
              <table:table-cell office:value-type="float" office:value="13324">
                <text:p>13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45.25">
                <text:p>7845.2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895.33333333333">
                <text:p>7895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8cm" svg:y="1.404cm" svg:width="30.89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3.3375">
                <text:p>23.337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6cm" svg:y="1.352cm" svg:width="31.3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981254205859">
                <text:p>1.2198125420585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868855515514">
                <text:p>1.28688555155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0388970243044">
                <text:p>1.2038897024304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1816758076463">
                <text:p>1.2181675807646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599284371292">
                <text:p>1.3059928437129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6780216209148">
                <text:p>1.1678021620914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549967071528">
                <text:p>1.0854996707152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9334563597878">
                <text:p>1.1933456359787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719506425323">
                <text:p>1.2771950642532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6652363342686">
                <text:p>1.1665236334268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9382033582674">
                <text:p>1.2938203358267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2836528266819">
                <text:p>1.3283652826681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1088762289211">
                <text:p>1.31088762289211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6083112328262">
                <text:p>1.1608311232826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5070121202702">
                <text:p>1.1507012120270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063608825692">
                <text:p>1.206360882569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278317077004">
                <text:p>1.2227831707700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497233096383">
                <text:p>1.2249723309638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673813169533">
                <text:p>1.2967381316953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363670112818">
                <text:p>1.2736367011281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455765956702">
                <text:p>1.245576595670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728596554289">
                <text:p>1.0572859655428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929749385959">
                <text:p>1.0492974938595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36002544052">
                <text:p>1.0836002544052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033427817929">
                <text:p>1.1103342781792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46578455928">
                <text:p>1.054657845592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6287925387469">
                <text:p>1.06287925387469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3853764164006">
                <text:p>1.0385376416400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936396370487">
                <text:p>1.0293639637048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5358317349">
                <text:p>1.04535831734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900009059516">
                <text:p>1.0490000905951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317345067446">
                <text:p>1.0231734506744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0845191323497">
                <text:p>1.0084519132349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562100931493">
                <text:p>1.056210093149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228298022188">
                <text:p>1.0522829802218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860747660376">
                <text:p>1.0386074766037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988320416493">
                <text:p>1.0698832041649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8850019482592">
                <text:p>1.1885001948259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9150047254119">
                <text:p>1.1915004725411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313058044281">
                <text:p>1.2031305804428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552679822106">
                <text:p>1.2055267982210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266028378022">
                <text:p>1.1626602837802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079126551267">
                <text:p>1.1907912655126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7044244348339">
                <text:p>1.1704424434833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517780336461">
                <text:p>1.1951778033646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8005247159412">
                <text:p>1.1800524715941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685627481403">
                <text:p>1.1068562748140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78239272051509">
                <text:p>0.7823927205150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20130297414192">
                <text:p>1.2013029741419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677794493395202">
                <text:p>0.67779449339520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691450952169149">
                <text:p>0.69145095216914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692607885482727">
                <text:p>0.69260788548272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723191609445891">
                <text:p>0.72319160944589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890262452708607">
                <text:p>0.89026245270860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124215110429">
                <text:p>1.0312421511042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0724576703125">
                <text:p>1.0072457670312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77518522144901">
                <text:p>0.7751852214490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99455215614236">
                <text:p>0.99945521561423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124215110429">
                <text:p>1.0312421511042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778868088585">
                <text:p>1.077886808858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4115534107782">
                <text:p>1.0411553410778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85755225737743">
                <text:p>0.98575522573774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3206386990017">
                <text:p>1.0320638699001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4400589568401">
                <text:p>1.0440058956840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86932654453475">
                <text:p>0.98693265445347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85755225737743">
                <text:p>0.9857552257377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1958754370737">
                <text:p>1.0195875437073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0301314017453">
                <text:p>1.00301314017453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06039705773278">
                <text:p>1.0603970577327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2618724490581">
                <text:p>1.0261872449058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3467637610515">
                <text:p>1.0346763761051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702400509245391">
                <text:p>0.702400509245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699277660928251">
                <text:p>0.69927766092825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878292507141258">
                <text:p>0.87829250714125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614677832102134">
                <text:p>0.61467783210213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564481657366658">
                <text:p>0.56448165736665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451222646815292">
                <text:p>0.45122264681529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9480.5">
                <text:p>19480.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8210.6666666667">
                <text:p>1821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